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2" svg:font-family="'Times New Roman'" style:font-family-generic="roman"/>
    <style:font-face style:name="Times New Roman3" svg:font-family="'Times New Roman'" style:font-adornments="Regular" style:font-family-generic="roman"/>
    <style:font-face style:name="DejaVu Sans Mono" svg:font-family="'DejaVu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ela1" style:family="table">
      <style:table-properties style:width="17.007cm" fo:margin-left="0cm" table:align="left"/>
    </style:style>
    <style:style style:name="Tabela1.A" style:family="table-column">
      <style:table-column-properties style:column-width="4.763cm"/>
    </style:style>
    <style:style style:name="Tabela1.B" style:family="table-column">
      <style:table-column-properties style:column-width="2.041cm"/>
    </style:style>
    <style:style style:name="Tabela1.A1" style:family="table-cell">
      <style:table-cell-properties fo:padding="0.097cm" fo:border-left="none" fo:border-right="none" fo:border-top="0.05pt solid #000000" fo:border-bottom="none"/>
    </style:style>
    <style:style style:name="Tabela1.A2" style:family="table-cell">
      <style:table-cell-properties fo:padding="0.097cm" fo:border="none"/>
    </style:style>
    <style:style style:name="Tabela1.A4" style:family="table-cell">
      <style:table-cell-properties fo:padding="0.097cm" fo:border-left="none" fo:border-right="none" fo:border-top="none" fo:border-bottom="0.05pt solid #000000"/>
    </style:style>
    <style:style style:name="Tabela3" style:family="table">
      <style:table-properties style:width="7.692cm" fo:margin-left="1.988cm" table:align="left"/>
    </style:style>
    <style:style style:name="Tabela3.A" style:family="table-column">
      <style:table-column-properties style:column-width="5.897cm"/>
    </style:style>
    <style:style style:name="Tabela3.B" style:family="table-column">
      <style:table-column-properties style:column-width="1.796cm"/>
    </style:style>
    <style:style style:name="Tabela3.A1" style:family="table-cell">
      <style:table-cell-properties fo:padding="0.097cm" fo:border-left="none" fo:border-right="none" fo:border-top="0.05pt solid #000000" fo:border-bottom="none"/>
    </style:style>
    <style:style style:name="Tabela3.A2" style:family="table-cell">
      <style:table-cell-properties fo:padding="0.097cm" fo:border="none"/>
    </style:style>
    <style:style style:name="Tabela3.A19" style:family="table-cell">
      <style:table-cell-properties fo:padding="0.097cm" fo:border-left="none" fo:border-right="none" fo:border-top="none" fo:border-bottom="0.05pt solid #000000"/>
    </style:style>
    <style:style style:name="Tabela2" style:family="table">
      <style:table-properties style:width="17.007cm" fo:margin-left="0cm" table:align="left"/>
    </style:style>
    <style:style style:name="Tabela2.A" style:family="table-column">
      <style:table-column-properties style:column-width="11.698cm"/>
    </style:style>
    <style:style style:name="Tabela2.B" style:family="table-column">
      <style:table-column-properties style:column-width="2.097cm"/>
    </style:style>
    <style:style style:name="Tabela2.C" style:family="table-column">
      <style:table-column-properties style:column-width="1.607cm"/>
    </style:style>
    <style:style style:name="Tabela2.D" style:family="table-column">
      <style:table-column-properties style:column-width="1.605cm"/>
    </style:style>
    <style:style style:name="Tabela2.A1" style:family="table-cell">
      <style:table-cell-properties fo:padding="0.097cm" fo:border-left="none" fo:border-right="none" fo:border-top="0.05pt solid #000000" fo:border-bottom="none"/>
    </style:style>
    <style:style style:name="Tabela2.A2" style:family="table-cell">
      <style:table-cell-properties fo:padding="0.097cm" fo:border-left="none" fo:border-right="none" fo:border-top="none" fo:border-bottom="0.05pt solid #000000"/>
    </style:style>
    <style:style style:name="Tabela2.A3" style:family="table-cell">
      <style:table-cell-properties fo:padding="0.097cm" fo:border="none"/>
    </style:style>
    <style:style style:name="P1" style:family="paragraph" style:parent-style-name="Text_20_body">
      <style:text-properties fo:language="en" fo:country="US"/>
    </style:style>
    <style:style style:name="P2" style:family="paragraph" style:parent-style-name="Text_20_body">
      <style:text-properties fo:language="en" fo:country="US" officeooo:rsid="00440d27" officeooo:paragraph-rsid="00440d27"/>
    </style:style>
    <style:style style:name="P3" style:family="paragraph" style:parent-style-name="Text_20_body">
      <style:text-properties fo:language="en" fo:country="US" officeooo:rsid="000b0dbc" officeooo:paragraph-rsid="000b0dbc"/>
    </style:style>
    <style:style style:name="P4" style:family="paragraph" style:parent-style-name="Text_20_body">
      <style:text-properties fo:language="en" fo:country="US" officeooo:paragraph-rsid="003a476b"/>
    </style:style>
    <style:style style:name="P5" style:family="paragraph" style:parent-style-name="Text_20_body">
      <style:text-properties fo:language="en" fo:country="US" fo:font-style="italic" officeooo:rsid="003b5143" officeooo:paragraph-rsid="003b5143" style:font-style-asian="italic" style:font-style-complex="italic"/>
    </style:style>
    <style:style style:name="P6" style:family="paragraph" style:parent-style-name="Text_20_body">
      <style:text-properties fo:language="en" fo:country="US" officeooo:paragraph-rsid="003f1992"/>
    </style:style>
    <style:style style:name="P7" style:family="paragraph" style:parent-style-name="Text_20_body">
      <style:text-properties fo:language="en" fo:country="US" officeooo:rsid="00441620" officeooo:paragraph-rsid="0047f444"/>
    </style:style>
    <style:style style:name="P8" style:family="paragraph" style:parent-style-name="Text_20_body">
      <style:text-properties fo:language="en" fo:country="US" officeooo:paragraph-rsid="0045f804"/>
    </style:style>
    <style:style style:name="P9" style:family="paragraph" style:parent-style-name="Text_20_body">
      <style:paragraph-properties fo:line-height="150%"/>
      <style:text-properties style:font-name="Times New Roman1" fo:language="en" fo:country="US" fo:font-style="normal" officeooo:rsid="00137ce1" officeooo:paragraph-rsid="003d28a7" style:font-style-asian="normal" style:font-style-complex="normal"/>
    </style:style>
    <style:style style:name="P10" style:family="paragraph" style:parent-style-name="Text_20_body">
      <style:text-properties style:font-name="Times New Roman1" fo:language="en" fo:country="US" fo:font-style="normal" officeooo:rsid="0014f355" officeooo:paragraph-rsid="002867a7" style:font-style-asian="normal" style:font-style-complex="normal"/>
    </style:style>
    <style:style style:name="P11" style:family="paragraph" style:parent-style-name="Text_20_body">
      <style:text-properties style:font-name="Times New Roman1" fo:language="en" fo:country="US" fo:font-style="normal" officeooo:rsid="0014f355" officeooo:paragraph-rsid="00363be7" style:font-style-asian="normal" style:font-style-complex="normal"/>
    </style:style>
    <style:style style:name="P12" style:family="paragraph" style:parent-style-name="Text_20_body">
      <style:text-properties style:font-name="Times New Roman1" fo:language="en" fo:country="US" fo:font-style="normal" officeooo:rsid="002d98ff" officeooo:paragraph-rsid="002d98ff" style:font-style-asian="normal" style:font-style-complex="normal"/>
    </style:style>
    <style:style style:name="P13" style:family="paragraph" style:parent-style-name="Standard">
      <style:text-properties fo:language="en" fo:country="US" officeooo:rsid="00440d27" officeooo:paragraph-rsid="00440d27"/>
    </style:style>
    <style:style style:name="P14" style:family="paragraph" style:parent-style-name="Standard">
      <style:text-properties style:font-name="Times New Roman1" fo:language="en" fo:country="US" fo:font-style="normal" officeooo:rsid="002d98ff" officeooo:paragraph-rsid="002d98ff" style:font-style-asian="normal" style:font-style-complex="normal"/>
    </style:style>
    <style:style style:name="P15" style:family="paragraph" style:parent-style-name="Text_20_body">
      <style:paragraph-properties fo:break-before="page"/>
      <style:text-properties style:font-name="Times New Roman1" fo:language="en" fo:country="US" fo:font-style="normal" officeooo:rsid="002d98ff" officeooo:paragraph-rsid="002d98ff" style:font-style-asian="normal" style:font-style-complex="normal"/>
    </style:style>
    <style:style style:name="P16" style:family="paragraph" style:parent-style-name="Text_20_body">
      <style:paragraph-properties fo:break-before="page"/>
      <style:text-properties style:font-name="Times New Roman1" fo:language="en" fo:country="US" fo:font-style="normal" officeooo:rsid="00137ce1" officeooo:paragraph-rsid="00363be7" style:font-style-asian="normal" style:font-style-complex="normal"/>
    </style:style>
    <style:style style:name="P17" style:family="paragraph" style:parent-style-name="Text_20_body">
      <style:paragraph-properties fo:line-height="150%" fo:break-before="page"/>
      <style:text-properties fo:language="en" fo:country="US" officeooo:rsid="00186ad4" officeooo:paragraph-rsid="00186ad4"/>
    </style:style>
    <style:style style:name="P18" style:family="paragraph" style:parent-style-name="Preformatted_20_Text">
      <style:paragraph-properties fo:line-height="150%"/>
      <style:text-properties style:font-name="Times New Roman1" fo:language="en" fo:country="US" fo:font-style="normal" officeooo:rsid="00186ad4" officeooo:paragraph-rsid="00186ad4" style:font-style-asian="normal" style:font-style-complex="normal"/>
    </style:style>
    <style:style style:name="P19" style:family="paragraph" style:parent-style-name="Preformatted_20_Text">
      <style:paragraph-properties fo:line-height="150%"/>
      <style:text-properties style:font-name="Times New Roman1" fo:language="en" fo:country="US" fo:font-style="normal" officeooo:rsid="001ab3b1" officeooo:paragraph-rsid="00186ad4" style:font-style-asian="normal" style:font-style-complex="normal"/>
    </style:style>
    <style:style style:name="P20" style:family="paragraph" style:parent-style-name="Preformatted_20_Text">
      <style:paragraph-properties fo:line-height="150%"/>
      <style:text-properties style:font-name="Times New Roman1" fo:language="en" fo:country="US" fo:font-style="normal" officeooo:rsid="001ab3b1" officeooo:paragraph-rsid="00363be7" style:font-style-asian="normal" style:font-style-complex="normal"/>
    </style:style>
    <style:style style:name="P21" style:family="paragraph" style:parent-style-name="Preformatted_20_Text">
      <style:paragraph-properties fo:line-height="150%"/>
      <style:text-properties style:font-name="Times New Roman1" fo:language="en" fo:country="US" fo:font-style="normal" officeooo:rsid="00360d32" officeooo:paragraph-rsid="00360d32" style:font-style-asian="normal" style:font-style-complex="normal"/>
    </style:style>
    <style:style style:name="P22" style:family="paragraph" style:parent-style-name="Preformatted_20_Text">
      <style:paragraph-properties fo:line-height="150%"/>
      <style:text-properties style:font-name="Times New Roman1" fo:language="en" fo:country="US" fo:font-style="normal" officeooo:rsid="001fbea5" officeooo:paragraph-rsid="001fbea5" style:font-style-asian="normal" style:font-style-complex="normal"/>
    </style:style>
    <style:style style:name="P23" style:family="paragraph" style:parent-style-name="Table_20_Contents">
      <style:text-properties fo:font-size="10pt" fo:language="en" fo:country="US" officeooo:paragraph-rsid="003d28a7" style:font-size-asian="10pt" style:font-size-complex="10pt"/>
    </style:style>
    <style:style style:name="P24" style:family="paragraph" style:parent-style-name="Table_20_Contents">
      <style:paragraph-properties fo:text-align="center" style:justify-single-word="false"/>
      <style:text-properties fo:font-size="10pt" fo:language="en" fo:country="US" officeooo:rsid="00148860" officeooo:paragraph-rsid="003d28a7" style:font-size-asian="10pt" style:font-size-complex="10pt"/>
    </style:style>
    <style:style style:name="P25" style:family="paragraph" style:parent-style-name="Table_20_Contents">
      <style:paragraph-properties fo:text-align="center" style:justify-single-word="false"/>
      <style:text-properties fo:font-size="10pt" fo:language="en" fo:country="US" officeooo:rsid="00148860" officeooo:paragraph-rsid="002d98ff" style:font-size-asian="10pt" style:font-size-complex="10pt"/>
    </style:style>
    <style:style style:name="P26" style:family="paragraph" style:parent-style-name="Table_20_Contents">
      <style:text-properties fo:font-size="10pt" fo:language="en" fo:country="US" officeooo:rsid="00148860" officeooo:paragraph-rsid="003d28a7" style:font-size-asian="10pt" style:font-size-complex="10pt"/>
    </style:style>
    <style:style style:name="P27" style:family="paragraph" style:parent-style-name="Table_20_Contents">
      <style:text-properties fo:font-size="10pt" fo:language="en" fo:country="US" officeooo:rsid="00148860" officeooo:paragraph-rsid="002d98ff" style:font-size-asian="10pt" style:font-size-complex="10pt"/>
    </style:style>
    <style:style style:name="P28" style:family="paragraph" style:parent-style-name="Table_20_Contents">
      <style:paragraph-properties fo:text-align="center" style:justify-single-word="false"/>
      <style:text-properties fo:font-size="10pt" fo:language="en" fo:country="US" officeooo:rsid="00369a17" officeooo:paragraph-rsid="003d28a7" style:font-size-asian="10pt" style:font-size-complex="10pt"/>
    </style:style>
    <style:style style:name="P29" style:family="paragraph" style:parent-style-name="Table_20_Contents">
      <style:paragraph-properties fo:text-align="center" style:justify-single-word="false"/>
      <style:text-properties fo:font-size="10pt" fo:language="en" fo:country="US" officeooo:rsid="0014f355" officeooo:paragraph-rsid="003d28a7" style:font-size-asian="10pt" style:font-size-complex="10pt"/>
    </style:style>
    <style:style style:name="P30" style:family="paragraph" style:parent-style-name="Table_20_Contents">
      <style:paragraph-properties fo:text-align="center" style:justify-single-word="false"/>
      <style:text-properties fo:font-size="10pt" fo:language="en" fo:country="US" officeooo:paragraph-rsid="003d28a7" style:font-size-asian="10pt" style:font-size-complex="10pt"/>
    </style:style>
    <style:style style:name="P31" style:family="paragraph" style:parent-style-name="Table_20_Contents">
      <style:text-properties fo:font-size="10pt" fo:language="en" fo:country="US" officeooo:rsid="002d98ff" officeooo:paragraph-rsid="002d98ff" style:font-size-asian="10pt" style:font-size-complex="10pt"/>
    </style:style>
    <style:style style:name="P32" style:family="paragraph" style:parent-style-name="Table_20_Contents">
      <style:paragraph-properties fo:text-align="center" style:justify-single-word="false"/>
      <style:text-properties fo:font-size="10pt" fo:language="en" fo:country="US" officeooo:rsid="002d98ff" officeooo:paragraph-rsid="002d98ff" style:font-size-asian="10pt" style:font-size-complex="10pt"/>
    </style:style>
    <style:style style:name="P33" style:family="paragraph" style:parent-style-name="Table_20_Contents">
      <style:text-properties fo:font-size="10pt" fo:language="en" fo:country="US" officeooo:rsid="002c795e" officeooo:paragraph-rsid="002d98ff" style:font-size-asian="10pt" style:font-size-complex="10pt"/>
    </style:style>
    <style:style style:name="P34" style:family="paragraph" style:parent-style-name="Table_20_Contents">
      <style:paragraph-properties fo:text-align="center" style:justify-single-word="false"/>
      <style:text-properties fo:font-size="10pt" fo:language="en" fo:country="US" officeooo:rsid="002c795e" officeooo:paragraph-rsid="002d98ff" style:font-size-asian="10pt" style:font-size-complex="10pt"/>
    </style:style>
    <style:style style:name="P35" style:family="paragraph" style:parent-style-name="Table_20_Contents">
      <style:text-properties fo:font-size="10pt" fo:language="en" fo:country="US" officeooo:rsid="0045f804" officeooo:paragraph-rsid="0045f804" style:font-size-asian="10pt" style:font-size-complex="10pt"/>
    </style:style>
    <style:style style:name="P36" style:family="paragraph" style:parent-style-name="Table_20_Contents">
      <style:paragraph-properties fo:line-height="150%"/>
      <style:text-properties fo:font-size="10pt" fo:language="en" fo:country="US" officeooo:rsid="00186ad4" officeooo:paragraph-rsid="00186ad4" style:font-name-asian="DejaVu Sans Mono" style:font-size-asian="10pt" style:font-name-complex="Lohit Hindi2" style:font-size-complex="10pt"/>
    </style:style>
    <style:style style:name="P37" style:family="paragraph" style:parent-style-name="Table_20_Contents">
      <style:paragraph-properties fo:line-height="150%" fo:text-align="start" style:justify-single-word="false"/>
      <style:text-properties fo:font-size="10pt" fo:language="en" fo:country="US" officeooo:rsid="00186ad4" officeooo:paragraph-rsid="00186ad4" style:font-name-asian="DejaVu Sans Mono" style:font-size-asian="10pt" style:font-name-complex="Lohit Hindi2" style:font-size-complex="10pt"/>
    </style:style>
    <style:style style:name="P38" style:family="paragraph" style:parent-style-name="Table_20_Contents">
      <style:paragraph-properties fo:line-height="150%"/>
      <style:text-properties fo:font-size="10pt" fo:language="en" fo:country="US" officeooo:rsid="00186ad4" officeooo:paragraph-rsid="00190b6b" style:font-name-asian="DejaVu Sans Mono" style:font-size-asian="10pt" style:font-name-complex="Lohit Hindi2" style:font-size-complex="10pt"/>
    </style:style>
    <style:style style:name="P39" style:family="paragraph" style:parent-style-name="Table_20_Contents">
      <style:paragraph-properties fo:line-height="150%" fo:text-align="center" style:justify-single-word="false"/>
      <style:text-properties fo:font-size="10pt" fo:language="en" fo:country="US" officeooo:rsid="001c1bcf" officeooo:paragraph-rsid="001c1bcf" style:font-name-asian="DejaVu Sans Mono" style:font-size-asian="10pt" style:font-name-complex="Lohit Hindi2" style:font-size-complex="10pt"/>
    </style:style>
    <style:style style:name="P40" style:family="paragraph" style:parent-style-name="Table_20_Contents">
      <style:paragraph-properties fo:line-height="150%" fo:text-align="center" style:justify-single-word="false"/>
      <style:text-properties fo:font-size="10pt" fo:language="en" fo:country="US" officeooo:rsid="00336bf2" officeooo:paragraph-rsid="00336bf2" style:font-name-asian="DejaVu Sans Mono" style:font-size-asian="10pt" style:font-name-complex="Lohit Hindi2" style:font-size-complex="10pt"/>
    </style:style>
    <style:style style:name="P41" style:family="paragraph" style:parent-style-name="Table_20_Contents">
      <style:paragraph-properties fo:line-height="150%"/>
      <style:text-properties fo:font-size="10pt" fo:language="en" fo:country="US" officeooo:rsid="00336bf2" officeooo:paragraph-rsid="00336bf2" style:font-name-asian="DejaVu Sans Mono" style:font-size-asian="10pt" style:font-name-complex="Lohit Hindi2" style:font-size-complex="10pt"/>
    </style:style>
    <style:style style:name="P42" style:family="paragraph" style:parent-style-name="Table_20_Contents">
      <style:paragraph-properties fo:line-height="150%" fo:text-align="center" style:justify-single-word="false"/>
      <style:text-properties fo:font-size="10pt" fo:language="en" fo:country="US" officeooo:rsid="001c6ac3" officeooo:paragraph-rsid="001c6ac3" style:font-name-asian="DejaVu Sans Mono" style:font-size-asian="10pt" style:font-name-complex="Lohit Hindi2" style:font-size-complex="10pt"/>
    </style:style>
    <style:style style:name="P43" style:family="paragraph" style:parent-style-name="Table_20_Contents">
      <style:paragraph-properties fo:line-height="150%" fo:text-align="center" style:justify-single-word="false"/>
      <style:text-properties fo:font-size="10pt" fo:language="en" fo:country="US" officeooo:rsid="001c6ac3" officeooo:paragraph-rsid="001c1bcf" style:font-name-asian="DejaVu Sans Mono" style:font-size-asian="10pt" style:font-name-complex="Lohit Hindi2" style:font-size-complex="10pt"/>
    </style:style>
    <style:style style:name="P44" style:family="paragraph" style:parent-style-name="Table_20_Contents">
      <style:paragraph-properties fo:line-height="150%" fo:text-align="center" style:justify-single-word="false"/>
      <style:text-properties fo:font-size="10pt" fo:language="en" fo:country="US" fo:font-weight="normal" officeooo:rsid="001c6ac3" officeooo:paragraph-rsid="001c6ac3" style:font-name-asian="DejaVu Sans Mono" style:font-size-asian="10pt" style:font-weight-asian="normal" style:font-name-complex="Lohit Hindi2" style:font-size-complex="10pt" style:font-weight-complex="normal"/>
    </style:style>
    <style:style style:name="P45" style:family="paragraph" style:parent-style-name="Table_20_Contents">
      <style:paragraph-properties fo:line-height="150%" fo:text-align="center" style:justify-single-word="false"/>
      <style:text-properties fo:font-size="10pt" fo:language="en" fo:country="US" fo:font-weight="normal" officeooo:rsid="00336bf2" officeooo:paragraph-rsid="00336bf2" style:font-name-asian="DejaVu Sans Mono" style:font-size-asian="10pt" style:font-weight-asian="normal" style:font-name-complex="Lohit Hindi2" style:font-size-complex="10pt" style:font-weight-complex="normal"/>
    </style:style>
    <style:style style:name="P46" style:family="paragraph" style:parent-style-name="Table_20_Contents">
      <style:paragraph-properties fo:line-height="150%" fo:text-align="center" style:justify-single-word="false"/>
      <style:text-properties fo:font-size="10pt" fo:language="en" fo:country="US" fo:font-weight="normal" officeooo:rsid="00186ad4" officeooo:paragraph-rsid="00186ad4" style:font-name-asian="DejaVu Sans Mono" style:font-size-asian="10pt" style:font-weight-asian="normal" style:font-name-complex="Lohit Hindi2" style:font-size-complex="10pt" style:font-weight-complex="normal"/>
    </style:style>
    <style:style style:name="P47" style:family="paragraph" style:parent-style-name="Table_20_Contents">
      <style:paragraph-properties fo:line-height="150%" fo:text-align="center" style:justify-single-word="false"/>
      <style:text-properties fo:font-size="10pt" fo:language="en" fo:country="US" fo:font-weight="normal" style:font-name-asian="DejaVu Sans Mono" style:font-size-asian="10pt" style:font-weight-asian="normal" style:font-name-complex="Lohit Hindi2" style:font-size-complex="10pt" style:font-weight-complex="normal"/>
    </style:style>
    <style:style style:name="P48" style:family="paragraph" style:parent-style-name="Heading_20_2">
      <style:text-properties fo:language="en" fo:country="US"/>
    </style:style>
    <style:style style:name="P49" style:family="paragraph" style:parent-style-name="Heading_20_2">
      <style:text-properties fo:language="en" fo:country="US" officeooo:rsid="00440d27" officeooo:paragraph-rsid="00440d27"/>
    </style:style>
    <style:style style:name="P50" style:family="paragraph" style:parent-style-name="Heading_20_2">
      <style:text-properties fo:language="en" fo:country="US" officeooo:rsid="0045f804" officeooo:paragraph-rsid="0045f804"/>
    </style:style>
    <style:style style:name="P51" style:family="paragraph" style:parent-style-name="Heading_20_2">
      <style:text-properties fo:language="en" fo:country="US" fo:font-style="italic" officeooo:rsid="0047f444" officeooo:paragraph-rsid="0047f444" style:font-style-asian="italic" style:font-style-complex="italic"/>
    </style:style>
    <style:style style:name="P52" style:family="paragraph" style:parent-style-name="Heading_20_2">
      <style:text-properties officeooo:rsid="0047f444" officeooo:paragraph-rsid="0047f444"/>
    </style:style>
    <style:style style:name="P53" style:family="paragraph" style:parent-style-name="Heading_20_2">
      <style:text-properties style:font-name="Times New Roman1" fo:language="en" fo:country="US" fo:font-style="italic" officeooo:rsid="002ead24" officeooo:paragraph-rsid="002ead24" style:font-style-asian="italic" style:font-style-complex="italic"/>
    </style:style>
    <style:style style:name="P54" style:family="paragraph" style:parent-style-name="Heading_20_1">
      <style:text-properties fo:language="en" fo:country="US" officeooo:rsid="00440d27" officeooo:paragraph-rsid="00440d27"/>
    </style:style>
    <style:style style:name="P55" style:family="paragraph" style:parent-style-name="Heading_20_1">
      <style:text-properties fo:language="en" fo:country="US" officeooo:rsid="004a5c03" officeooo:paragraph-rsid="004a5c03"/>
    </style:style>
    <style:style style:name="P56" style:family="paragraph" style:parent-style-name="Heading_20_1">
      <style:paragraph-properties fo:break-before="page"/>
      <style:text-properties fo:language="en" fo:country="US"/>
    </style:style>
    <style:style style:name="P57" style:family="paragraph" style:parent-style-name="Text_20_body" style:list-style-name="L1">
      <style:text-properties fo:language="en" fo:country="US" officeooo:rsid="00440d27" officeooo:paragraph-rsid="00440d27"/>
    </style:style>
    <style:style style:name="P58" style:family="paragraph" style:parent-style-name="Text_20_body" style:list-style-name="L1">
      <style:text-properties fo:language="en" fo:country="US" officeooo:rsid="00441620" officeooo:paragraph-rsid="00441620"/>
    </style:style>
    <style:style style:name="P59" style:family="paragraph" style:parent-style-name="Text_20_body">
      <style:text-properties fo:language="en" fo:country="US" officeooo:paragraph-rsid="003d28a7"/>
    </style:style>
    <style:style style:name="P60" style:family="paragraph" style:parent-style-name="Text_20_body">
      <style:paragraph-properties fo:break-before="page"/>
      <style:text-properties fo:language="en" fo:country="US" officeooo:paragraph-rsid="003d28a7"/>
    </style:style>
    <style:style style:name="T1" style:family="text">
      <style:text-properties officeooo:rsid="00082494"/>
    </style:style>
    <style:style style:name="T2" style:family="text">
      <style:text-properties style:font-name="Times New Roman2" officeooo:rsid="00091dea"/>
    </style:style>
    <style:style style:name="T3" style:family="text">
      <style:text-properties style:font-name="Times New Roman2" fo:font-style="normal" officeooo:rsid="003d9170" style:font-style-asian="normal" style:font-style-complex="normal"/>
    </style:style>
    <style:style style:name="T4" style:family="text">
      <style:text-properties style:font-name="Times New Roman" officeooo:rsid="0009b215"/>
    </style:style>
    <style:style style:name="T5" style:family="text">
      <style:text-properties style:font-name="Times New Roman" officeooo:rsid="0045f804"/>
    </style:style>
    <style:style style:name="T6" style:family="text">
      <style:text-properties fo:font-style="italic" style:font-style-asian="italic"/>
    </style:style>
    <style:style style:name="T7" style:family="text">
      <style:text-properties officeooo:rsid="000be36c"/>
    </style:style>
    <style:style style:name="T8" style:family="text">
      <style:text-properties fo:font-style="normal" style:font-style-asian="normal"/>
    </style:style>
    <style:style style:name="T9" style:family="text">
      <style:text-properties fo:font-style="normal" officeooo:rsid="000be36c" style:font-style-asian="normal" style:font-style-complex="normal"/>
    </style:style>
    <style:style style:name="T10" style:family="text">
      <style:text-properties fo:font-style="normal" officeooo:rsid="00137ce1" style:font-style-asian="normal" style:font-style-complex="normal"/>
    </style:style>
    <style:style style:name="T11" style:family="text">
      <style:text-properties fo:font-style="normal" officeooo:rsid="0045f804" style:font-style-asian="normal" style:font-style-complex="normal"/>
    </style:style>
    <style:style style:name="T12" style:family="text">
      <style:text-properties style:font-name="Times New Roman3" fo:font-style="normal" officeooo:rsid="00137ce1" style:font-style-asian="normal" style:font-style-complex="normal"/>
    </style:style>
    <style:style style:name="T13" style:family="text">
      <style:text-properties style:font-name="Times New Roman1" fo:font-style="normal" style:font-style-asian="normal" style:font-style-complex="normal"/>
    </style:style>
    <style:style style:name="T14" style:family="text">
      <style:text-properties style:font-name="Times New Roman1" fo:font-style="normal" officeooo:rsid="00148860" style:font-style-asian="normal" style:font-style-complex="normal"/>
    </style:style>
    <style:style style:name="T15" style:family="text">
      <style:text-properties style:font-name="Times New Roman1" fo:font-style="normal" officeooo:rsid="0014f355" style:font-style-asian="normal" style:font-style-complex="normal"/>
    </style:style>
    <style:style style:name="T16" style:family="text">
      <style:text-properties style:font-name="Times New Roman1" fo:font-style="normal" officeooo:rsid="00190b6b" style:font-style-asian="normal" style:font-style-complex="normal"/>
    </style:style>
    <style:style style:name="T17" style:family="text">
      <style:text-properties style:font-name="Times New Roman1" fo:font-style="normal" officeooo:rsid="001c6ac3" style:font-style-asian="normal" style:font-style-complex="normal"/>
    </style:style>
    <style:style style:name="T18" style:family="text">
      <style:text-properties style:font-name="Times New Roman1" fo:font-style="normal" officeooo:rsid="002867a7" style:font-style-asian="normal" style:font-style-complex="normal"/>
    </style:style>
    <style:style style:name="T19" style:family="text">
      <style:text-properties style:font-name="Times New Roman1" fo:font-style="normal" officeooo:rsid="00137ce1" style:font-style-asian="normal" style:font-style-complex="normal"/>
    </style:style>
    <style:style style:name="T20" style:family="text">
      <style:text-properties style:font-name="Times New Roman1" fo:font-style="normal" officeooo:rsid="00307c19" style:font-style-asian="normal" style:font-style-complex="normal"/>
    </style:style>
    <style:style style:name="T21" style:family="text">
      <style:text-properties style:font-name="Times New Roman1" fo:font-style="normal" officeooo:rsid="00335d21" style:font-style-asian="normal" style:font-style-complex="normal"/>
    </style:style>
    <style:style style:name="T22" style:family="text">
      <style:text-properties style:font-name="Times New Roman1" fo:font-style="normal" officeooo:rsid="0034ef3d" style:font-style-asian="normal" style:font-style-complex="normal"/>
    </style:style>
    <style:style style:name="T23" style:family="text">
      <style:text-properties style:font-name="Times New Roman1" fo:font-style="normal" officeooo:rsid="00360d32" style:font-style-asian="normal" style:font-style-complex="normal"/>
    </style:style>
    <style:style style:name="T24" style:family="text">
      <style:text-properties style:font-name="Times New Roman1" fo:font-style="normal" officeooo:rsid="00363be7" style:font-style-asian="normal" style:font-style-complex="normal"/>
    </style:style>
    <style:style style:name="T25" style:family="text">
      <style:text-properties style:font-name="Times New Roman1" fo:font-style="normal" officeooo:rsid="00369a17" style:font-style-asian="normal" style:font-style-complex="normal"/>
    </style:style>
    <style:style style:name="T26" style:family="text">
      <style:text-properties style:font-name="Times New Roman1" fo:font-style="normal" officeooo:rsid="003a476b" style:font-style-asian="normal" style:font-style-complex="normal"/>
    </style:style>
    <style:style style:name="T27" style:family="text">
      <style:text-properties style:font-name="Times New Roman1" fo:font-style="normal" officeooo:rsid="002d98ff" style:font-style-asian="normal" style:font-style-complex="normal"/>
    </style:style>
    <style:style style:name="T28" style:family="text">
      <style:text-properties style:font-name="Times New Roman1" fo:font-style="normal" officeooo:rsid="003d9170" style:font-style-asian="normal" style:font-style-complex="normal"/>
    </style:style>
    <style:style style:name="T29" style:family="text">
      <style:text-properties style:font-name="Times New Roman1" fo:font-style="normal" officeooo:rsid="003f1992" style:font-style-asian="normal" style:font-style-complex="normal"/>
    </style:style>
    <style:style style:name="T30" style:family="text">
      <style:text-properties style:font-name="Times New Roman1" fo:font-style="italic" officeooo:rsid="00335d21" style:font-style-asian="italic" style:font-style-complex="italic"/>
    </style:style>
    <style:style style:name="T31" style:family="text">
      <style:text-properties style:text-position="super 58%" style:font-name="Times New Roman1" fo:font-style="normal" officeooo:rsid="00137ce1" style:font-style-asian="normal" style:font-style-complex="normal"/>
    </style:style>
    <style:style style:name="T32" style:family="text">
      <style:text-properties officeooo:rsid="001c6ac3"/>
    </style:style>
    <style:style style:name="T33" style:family="text">
      <style:text-properties officeooo:rsid="00210c8a"/>
    </style:style>
    <style:style style:name="T34" style:family="text">
      <style:text-properties officeooo:rsid="00233b36"/>
    </style:style>
    <style:style style:name="T35" style:family="text">
      <style:text-properties officeooo:rsid="002ead24"/>
    </style:style>
    <style:style style:name="T36" style:family="text">
      <style:text-properties officeooo:rsid="00336bf2"/>
    </style:style>
    <style:style style:name="T37" style:family="text">
      <style:text-properties officeooo:rsid="00363be7"/>
    </style:style>
    <style:style style:name="T38" style:family="text">
      <style:text-properties officeooo:rsid="00148860"/>
    </style:style>
    <style:style style:name="T39" style:family="text">
      <style:text-properties officeooo:rsid="00369a17"/>
    </style:style>
    <style:style style:name="T40" style:family="text">
      <style:text-properties officeooo:rsid="003a476b"/>
    </style:style>
    <style:style style:name="T41" style:family="text">
      <style:text-properties fo:font-variant="normal" fo:text-transform="none" style:text-position="0% 100%" fo:font-style="normal" style:text-underline-style="none" fo:font-weight="normal"/>
    </style:style>
    <style:style style:name="T42" style:family="text">
      <style:text-properties style:text-position="sub 58%" style:font-name="Times New Roman1" fo:font-style="normal" officeooo:rsid="003d9170" style:font-style-asian="normal" style:font-style-complex="normal"/>
    </style:style>
    <style:style style:name="T43" style:family="text">
      <style:text-properties style:text-position="sub 58%" style:font-name="Times New Roman1" fo:font-style="normal" officeooo:rsid="003f1992" style:font-style-asian="normal" style:font-style-complex="normal"/>
    </style:style>
    <style:style style:name="T44" style:family="text">
      <style:text-properties fo:language="en" fo:country="US"/>
    </style:style>
    <style:style style:name="T45" style:family="text">
      <style:text-properties fo:language="en" fo:country="US" fo:font-style="italic" officeooo:rsid="00082494" style:font-style-asian="italic" style:font-style-complex="italic"/>
    </style:style>
    <style:style style:name="T46" style:family="text">
      <style:text-properties fo:language="en" fo:country="US" fo:font-style="italic" officeooo:rsid="0047f444" style:font-style-asian="italic" style:font-style-complex="italic"/>
    </style:style>
    <style:style style:name="T47" style:family="text">
      <style:text-properties fo:language="en" fo:country="US" officeooo:rsid="00082494"/>
    </style:style>
    <style:style style:name="T48" style:family="text">
      <style:text-properties fo:language="en" fo:country="US" fo:font-style="normal" officeooo:rsid="001219b9" style:font-style-asian="normal" style:font-style-complex="normal"/>
    </style:style>
    <style:style style:name="T49" style:family="text">
      <style:text-properties fo:language="en" fo:country="US" fo:font-style="normal" officeooo:rsid="00307c19" style:font-style-asian="normal" style:font-style-complex="normal"/>
    </style:style>
    <style:style style:name="T50" style:family="text">
      <style:text-properties fo:language="en" fo:country="US" fo:font-style="normal" officeooo:rsid="0047f444" style:font-style-asian="normal" style:font-style-complex="normal"/>
    </style:style>
    <style:style style:name="T51" style:family="text">
      <style:text-properties fo:language="en" fo:country="US" fo:font-style="normal" officeooo:rsid="00137ce1" style:font-style-asian="normal" style:font-style-complex="normal"/>
    </style:style>
    <style:style style:name="T52" style:family="text">
      <style:text-properties fo:language="en" fo:country="US" fo:font-style="normal" officeooo:rsid="0048f9d1" style:font-style-asian="normal" style:font-style-complex="normal"/>
    </style:style>
    <style:style style:name="T53" style:family="text">
      <style:text-properties fo:language="en" fo:country="US" officeooo:rsid="0047f444"/>
    </style:style>
    <style:style style:name="T54" style:family="text">
      <style:text-properties fo:language="en" fo:country="US" officeooo:rsid="0011edea"/>
    </style:style>
    <style:style style:name="T55" style:family="text">
      <style:text-properties fo:language="en" fo:country="US" officeooo:rsid="0048f9d1"/>
    </style:style>
    <style:style style:name="T56" style:family="text">
      <style:text-properties fo:language="en" fo:country="US" officeooo:rsid="004be173"/>
    </style:style>
    <style:style style:name="T57" style:family="text">
      <style:text-properties officeooo:rsid="00441620"/>
    </style:style>
    <style:style style:name="T58" style:family="text">
      <style:text-properties officeooo:rsid="0045f804"/>
    </style:style>
    <style:style style:name="T59" style:family="text">
      <style:text-properties officeooo:rsid="0047f444"/>
    </style:style>
    <style:style style:name="T60" style:family="text">
      <style:text-properties officeooo:rsid="0048f9d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4" text:outline-level="1">Title</text:h>
      <text:p text:style-name="P13">Validity and reliability of the Brazilian Portuguese version of the Readiness to Change Questionnaire – RCQ-<text:span text:style-name="T60">BR</text:span>.</text:p>
      <text:h text:style-name="P54" text:outline-level="1">Introduction</text:h>
      <text:list xml:id="list6404248070296903860" text:style-name="L1">
        <text:list-item>
          <text:p text:style-name="P57">Describe the stages of changes model of Prochaska e DiClemente and its importance to clinical referral. </text:p>
        </text:list-item>
        <text:list-item>
          <text:p text:style-name="P57">Cite validated scales to measure readiness and the length limitation – SOCRATES and URICA. </text:p>
        </text:list-item>
        <text:list-item>
          <text:p text:style-name="P57">Explore studies of validation RCQ – English, Dutch and Spanish.</text:p>
        </text:list-item>
        <text:list-item>
          <text:p text:style-name="P58">Use of stages to intervention tailoring.</text:p>
        </text:list-item>
      </text:list>
      <text:h text:style-name="P54" text:outline-level="1">Objectives</text:h>
      <text:p text:style-name="P2">To evaluate the psychometric properties of the Brazilian Portuguese version of <text:s/><text:span text:style-name="T1">“Readiness to change questionnaire” (RCQ). </text:span>To provide a good measure to classify drinkers into stages of change and provide personalized support. </text:p>
      <text:h text:style-name="P54" text:outline-level="1">Methods</text:h>
      <text:h text:style-name="P49" text:outline-level="2">Sample characteristics</text:h>
      <text:p text:style-name="P8"><text:span text:style-name="T57">We invited to enroll in the study users from the web-based intervention “Beber Menos” (Drink less) from 10/21/2013 to 03/11/2014. The participants (n = 713) who filled up all the RCQ items and consented participation were included. From the 713 included, 51.6% were males and 48.5 females. The age ranged from 19 to 73 years (M = 39.5, SD <text:s/></text:span><text:span text:style-name="T2">±</text:span><text:span text:style-name="T4"> 10.</text:span><text:span text:style-name="T5">3</text:span><text:span text:style-name="T4">). </text:span><text:span text:style-name="T5">The sample characteristics are described in table 1.</text:span></text:p>
      <text:h text:style-name="P50" text:outline-level="2">Instruments</text:h>
      <text:p text:style-name="P3"><text:span text:style-name="T58">Demographic Questionnaire</text:span> – <text:span text:style-name="T58">with questions about sex, age, employment status, education, region of Brazil.</text:span></text:p>
      <text:p text:style-name="P8"><text:span text:style-name="T11">The Alcohol Use Disorders Identification Test </text:span><text:span text:style-name="T9">(AUDIT) </text:span><text:span text:style-name="T7">– 10-item questionnaire used to identify and classify users in different alcohol consumption zones such as no risk, low risk, high risk, and depedence. Developed by World Health Organization, AUDIT is used as a screening tool in many countries, including Brazil </text:span><text:reference-mark-start text:name="ZOTERO_ITEM CSL_CITATION {&quot;citationID&quot;:&quot;oapbnjo4&quot;,&quot;properties&quot;:{&quot;formattedCitation&quot;:&quot;(Lima et al., 2005; Meneses-Gaya, Zuardi, Loureiro, &amp; Crippa, 2009; Santos, Gouveia, Fernandes, Souza, &amp; Grangeiro, 2012)&quot;,&quot;plainCitation&quot;:&quot;(Lima et al., 2005; Meneses-Gaya, Zuardi, Loureiro, &amp; Crippa, 2009; Santos, Gouveia, Fernandes, Souza, &amp; Grangeiro, 2012)&quot;},&quot;citationItems&quot;:[{&quot;id&quot;:331,&quot;uris&quot;:[&quot;http://zotero.org/users/615579/items/ESQDJXE8&quot;],&quot;uri&quot;:[&quot;http://zotero.org/users/615579/items/ESQDJXE8&quot;],&quot;itemData&quot;:{&quot;id&quot;:331,&quot;type&quot;:&quot;article-journal&quot;,&quot;title&quot;:&quot;Concurrent and Construct Validity of the Audit in an Urban Brazilian Sample&quot;,&quot;container-title&quot;:&quot;Alcohol and Alcoholism&quot;,&quot;page&quot;:&quot;584-589&quot;,&quot;volume&quot;:&quot;40&quot;,&quot;issue&quot;:&quot;6&quot;,&quot;source&quot;:&quot;alcalc-oxfordjournals-org.ez25.periodicos.capes.gov.br&quot;,&quot;abstract&quot;:&quot;Aims: To assess the concurrent and the construct validity of the Alcohol Use Disorders Identification Test (AUDIT) in an urban Brazilian sample. Methods: A random sample of 166 clients of a health management organization, participated in this study. They were visited in their households and completed a self-report questionnaire, which included the AUDIT. Later, they answered the alcohol-related disorders (ARDs) Section of the Composite International Diagnostic Interview. The receiver operating curve (ROC) was used to find the best cut-off point for ICD-10 diagnosis of ARDs. Confirmatory factor analysis was run to assess the construct validity. Results: The ROC analysis showed the same cut-off point (7/8) for ICD-10 diagnosis of ARDs found in previous studies carried out in primary care settings, including in Brazil, with a sensitivity of 100% and a specificity of 76%. The confirmatory factor analysis suggested a two-factor structure. The first factor measured consumption and the second factor alcohol-related problems. Conclusions: The results supported the use of the self-reported version of the AUDIT in epidemiologic studies, and showed a similar cut-off point for detection of ARDs and hazardous drinking.&quot;,&quot;DOI&quot;:&quot;10.1093/alcalc/agh202&quot;,&quot;ISSN&quot;:&quot;0735-0414, 1464-3502&quot;,&quot;note&quot;:&quot;PMID: 16143704&quot;,&quot;journalAbbreviation&quot;:&quot;Alcohol and Alcoholism&quot;,&quot;language&quot;:&quot;en&quot;,&quot;author&quot;:[{&quot;family&quot;:&quot;Lima&quot;,&quot;given&quot;:&quot;Carlos Tadeu&quot;},{&quot;family&quot;:&quot;Freire&quot;,&quot;given&quot;:&quot;Antonio Carlos C.&quot;},{&quot;family&quot;:&quot;Silva&quot;,&quot;given&quot;:&quot;Andrezza Paula B.&quot;},{&quot;family&quot;:&quot;Teixeira&quot;,&quot;given&quot;:&quot;Rodrigo Maia&quot;},{&quot;family&quot;:&quot;Farrell&quot;,&quot;given&quot;:&quot;Michael&quot;},{&quot;family&quot;:&quot;Prince&quot;,&quot;given&quot;:&quot;Martin&quot;}],&quot;issued&quot;:{&quot;date-parts&quot;:[[&quot;2005&quot;,1,11]]},&quot;accessed&quot;:{&quot;date-parts&quot;:[[&quot;2014&quot;,4,19]]},&quot;PMID&quot;:&quot;16143704&quot;}},{&quot;id&quot;:295,&quot;uris&quot;:[&quot;http://zotero.org/users/615579/items/59NJQGEU&quot;],&quot;uri&quot;:[&quot;http://zotero.org/users/615579/items/59NJQGEU&quot;],&quot;itemData&quot;:{&quot;id&quot;:295,&quot;type&quot;:&quot;article-journal&quot;,&quot;title&quot;:&quot;Alcohol Use Disorders Identification Test (AUDIT): an updated systematic review of psychometric properties&quot;,&quot;container-title&quot;:&quot;Psychology &amp;amp; Neuroscience&quot;,&quot;page&quot;:&quot;83-97&quot;,&quot;volume&quot;:&quot;2&quot;,&quot;issue&quot;:&quot;1&quot;,&quot;source&quot;:&quot;SciELO&quot;,&quot;DOI&quot;:&quot;10.3922/j.psns.2009.1.12&quot;,&quot;ISSN&quot;:&quot;1983-3288&quot;,&quot;shortTitle&quot;:&quot;Alcohol Use Disorders Identification Test (AUDIT)&quot;,&quot;author&quot;:[{&quot;family&quot;:&quot;Meneses-Gaya&quot;,&quot;given&quot;:&quot;Carolina de&quot;},{&quot;family&quot;:&quot;Zuardi&quot;,&quot;given&quot;:&quot;Antonio Waldo&quot;},{&quot;family&quot;:&quot;Loureiro&quot;,&quot;given&quot;:&quot;Sonia Regina&quot;},{&quot;family&quot;:&quot;Crippa&quot;,&quot;given&quot;:&quot;José Alexandre S.&quot;}],&quot;issued&quot;:{&quot;date-parts&quot;:[[&quot;2009&quot;,6]]},&quot;accessed&quot;:{&quot;date-parts&quot;:[[&quot;2014&quot;,4,19]]}}},{&quot;id&quot;:1901,&quot;uris&quot;:[&quot;http://zotero.org/users/615579/items/JXU9IXZA&quot;],&quot;uri&quot;:[&quot;http://zotero.org/users/615579/items/JXU9IXZA&quot;],&quot;itemData&quot;:{&quot;id&quot;:1901,&quot;type&quot;:&quot;article-journal&quot;,&quot;title&quot;:&quot;Alcohol Use Disorder Identification Test (AUDIT): exploring its psychometric parameters&quot;,&quot;container-title&quot;:&quot;Jornal Brasileiro de Psiquiatria&quot;,&quot;page&quot;:&quot;117-123&quot;,&quot;volume&quot;:&quot;61&quot;,&quot;issue&quot;:&quot;3&quot;,&quot;source&quot;:&quot;SciELO&quot;,&quot;DOI&quot;:&quot;10.1590/S0047-20852012000300001&quot;,&quot;ISSN&quot;:&quot;0047-2085&quot;,&quot;shortTitle&quot;:&quot;Alcohol Use Disorder Identification Test (AUDIT)&quot;,&quot;author&quot;:[{&quot;family&quot;:&quot;Santos&quot;,&quot;given&quot;:&quot;Walberto Silva dos&quot;},{&quot;family&quot;:&quot;Gouveia&quot;,&quot;given&quot;:&quot;Valdiney Veloso&quot;},{&quot;family&quot;:&quot;Fernandes&quot;,&quot;given&quot;:&quot;Darlene Pinho&quot;},{&quot;family&quot;:&quot;Souza&quot;,&quot;given&quot;:&quot;Sarah Stella Bomfim de&quot;},{&quot;family&quot;:&quot;Grangeiro&quot;,&quot;given&quot;:&quot;Alex Sandro de Moura&quot;}],&quot;issued&quot;:{&quot;date-parts&quot;:[[&quot;2012&quot;,1]]},&quot;accessed&quot;:{&quot;date-parts&quot;:[[&quot;2013&quot;,3,18]]}}}],&quot;schema&quot;:&quot;https://github.com/citation-style-language/schema/raw/master/csl-citation.json&quot;} RNDV9NtMjowyY"/><text:span text:style-name="T7">(Lima et al., 2005; Meneses-Gaya, Zuardi, Loureiro, &amp; Crippa, 2009; Santos, Gouveia, Fernandes, Souza, &amp; Grangeiro, 2012)</text:span><text:reference-mark-end text:name="ZOTERO_ITEM CSL_CITATION {&quot;citationID&quot;:&quot;oapbnjo4&quot;,&quot;properties&quot;:{&quot;formattedCitation&quot;:&quot;(Lima et al., 2005; Meneses-Gaya, Zuardi, Loureiro, &amp; Crippa, 2009; Santos, Gouveia, Fernandes, Souza, &amp; Grangeiro, 2012)&quot;,&quot;plainCitation&quot;:&quot;(Lima et al., 2005; Meneses-Gaya, Zuardi, Loureiro, &amp; Crippa, 2009; Santos, Gouveia, Fernandes, Souza, &amp; Grangeiro, 2012)&quot;},&quot;citationItems&quot;:[{&quot;id&quot;:331,&quot;uris&quot;:[&quot;http://zotero.org/users/615579/items/ESQDJXE8&quot;],&quot;uri&quot;:[&quot;http://zotero.org/users/615579/items/ESQDJXE8&quot;],&quot;itemData&quot;:{&quot;id&quot;:331,&quot;type&quot;:&quot;article-journal&quot;,&quot;title&quot;:&quot;Concurrent and Construct Validity of the Audit in an Urban Brazilian Sample&quot;,&quot;container-title&quot;:&quot;Alcohol and Alcoholism&quot;,&quot;page&quot;:&quot;584-589&quot;,&quot;volume&quot;:&quot;40&quot;,&quot;issue&quot;:&quot;6&quot;,&quot;source&quot;:&quot;alcalc-oxfordjournals-org.ez25.periodicos.capes.gov.br&quot;,&quot;abstract&quot;:&quot;Aims: To assess the concurrent and the construct validity of the Alcohol Use Disorders Identification Test (AUDIT) in an urban Brazilian sample. Methods: A random sample of 166 clients of a health management organization, participated in this study. They were visited in their households and completed a self-report questionnaire, which included the AUDIT. Later, they answered the alcohol-related disorders (ARDs) Section of the Composite International Diagnostic Interview. The receiver operating curve (ROC) was used to find the best cut-off point for ICD-10 diagnosis of ARDs. Confirmatory factor analysis was run to assess the construct validity. Results: The ROC analysis showed the same cut-off point (7/8) for ICD-10 diagnosis of ARDs found in previous studies carried out in primary care settings, including in Brazil, with a sensitivity of 100% and a specificity of 76%. The confirmatory factor analysis suggested a two-factor structure. The first factor measured consumption and the second factor alcohol-related problems. Conclusions: The results supported the use of the self-reported version of the AUDIT in epidemiologic studies, and showed a similar cut-off point for detection of ARDs and hazardous drinking.&quot;,&quot;DOI&quot;:&quot;10.1093/alcalc/agh202&quot;,&quot;ISSN&quot;:&quot;0735-0414, 1464-3502&quot;,&quot;note&quot;:&quot;PMID: 16143704&quot;,&quot;journalAbbreviation&quot;:&quot;Alcohol and Alcoholism&quot;,&quot;language&quot;:&quot;en&quot;,&quot;author&quot;:[{&quot;family&quot;:&quot;Lima&quot;,&quot;given&quot;:&quot;Carlos Tadeu&quot;},{&quot;family&quot;:&quot;Freire&quot;,&quot;given&quot;:&quot;Antonio Carlos C.&quot;},{&quot;family&quot;:&quot;Silva&quot;,&quot;given&quot;:&quot;Andrezza Paula B.&quot;},{&quot;family&quot;:&quot;Teixeira&quot;,&quot;given&quot;:&quot;Rodrigo Maia&quot;},{&quot;family&quot;:&quot;Farrell&quot;,&quot;given&quot;:&quot;Michael&quot;},{&quot;family&quot;:&quot;Prince&quot;,&quot;given&quot;:&quot;Martin&quot;}],&quot;issued&quot;:{&quot;date-parts&quot;:[[&quot;2005&quot;,1,11]]},&quot;accessed&quot;:{&quot;date-parts&quot;:[[&quot;2014&quot;,4,19]]},&quot;PMID&quot;:&quot;16143704&quot;}},{&quot;id&quot;:295,&quot;uris&quot;:[&quot;http://zotero.org/users/615579/items/59NJQGEU&quot;],&quot;uri&quot;:[&quot;http://zotero.org/users/615579/items/59NJQGEU&quot;],&quot;itemData&quot;:{&quot;id&quot;:295,&quot;type&quot;:&quot;article-journal&quot;,&quot;title&quot;:&quot;Alcohol Use Disorders Identification Test (AUDIT): an updated systematic review of psychometric properties&quot;,&quot;container-title&quot;:&quot;Psychology &amp;amp; Neuroscience&quot;,&quot;page&quot;:&quot;83-97&quot;,&quot;volume&quot;:&quot;2&quot;,&quot;issue&quot;:&quot;1&quot;,&quot;source&quot;:&quot;SciELO&quot;,&quot;DOI&quot;:&quot;10.3922/j.psns.2009.1.12&quot;,&quot;ISSN&quot;:&quot;1983-3288&quot;,&quot;shortTitle&quot;:&quot;Alcohol Use Disorders Identification Test (AUDIT)&quot;,&quot;author&quot;:[{&quot;family&quot;:&quot;Meneses-Gaya&quot;,&quot;given&quot;:&quot;Carolina de&quot;},{&quot;family&quot;:&quot;Zuardi&quot;,&quot;given&quot;:&quot;Antonio Waldo&quot;},{&quot;family&quot;:&quot;Loureiro&quot;,&quot;given&quot;:&quot;Sonia Regina&quot;},{&quot;family&quot;:&quot;Crippa&quot;,&quot;given&quot;:&quot;José Alexandre S.&quot;}],&quot;issued&quot;:{&quot;date-parts&quot;:[[&quot;2009&quot;,6]]},&quot;accessed&quot;:{&quot;date-parts&quot;:[[&quot;2014&quot;,4,19]]}}},{&quot;id&quot;:1901,&quot;uris&quot;:[&quot;http://zotero.org/users/615579/items/JXU9IXZA&quot;],&quot;uri&quot;:[&quot;http://zotero.org/users/615579/items/JXU9IXZA&quot;],&quot;itemData&quot;:{&quot;id&quot;:1901,&quot;type&quot;:&quot;article-journal&quot;,&quot;title&quot;:&quot;Alcohol Use Disorder Identification Test (AUDIT): exploring its psychometric parameters&quot;,&quot;container-title&quot;:&quot;Jornal Brasileiro de Psiquiatria&quot;,&quot;page&quot;:&quot;117-123&quot;,&quot;volume&quot;:&quot;61&quot;,&quot;issue&quot;:&quot;3&quot;,&quot;source&quot;:&quot;SciELO&quot;,&quot;DOI&quot;:&quot;10.1590/S0047-20852012000300001&quot;,&quot;ISSN&quot;:&quot;0047-2085&quot;,&quot;shortTitle&quot;:&quot;Alcohol Use Disorder Identification Test (AUDIT)&quot;,&quot;author&quot;:[{&quot;family&quot;:&quot;Santos&quot;,&quot;given&quot;:&quot;Walberto Silva dos&quot;},{&quot;family&quot;:&quot;Gouveia&quot;,&quot;given&quot;:&quot;Valdiney Veloso&quot;},{&quot;family&quot;:&quot;Fernandes&quot;,&quot;given&quot;:&quot;Darlene Pinho&quot;},{&quot;family&quot;:&quot;Souza&quot;,&quot;given&quot;:&quot;Sarah Stella Bomfim de&quot;},{&quot;family&quot;:&quot;Grangeiro&quot;,&quot;given&quot;:&quot;Alex Sandro de Moura&quot;}],&quot;issued&quot;:{&quot;date-parts&quot;:[[&quot;2012&quot;,1]]},&quot;accessed&quot;:{&quot;date-parts&quot;:[[&quot;2013&quot;,3,18]]}}}],&quot;schema&quot;:&quot;https://github.com/citation-style-language/schema/raw/master/csl-citation.json&quot;} RNDV9NtMjowyY"/><text:span text:style-name="T7"> . </text:span></text:p>
      <text:p text:style-name="Standard"><text:soft-page-break/><text:span text:style-name="T46">Readiness</text:span><text:span text:style-name="T45"> to change questionnaire</text:span><text:span text:style-name="T47"> (RCQ-12) – used to classify alcohol users in three stages of changes: pre-contemplation, contemplation and action. It was first proposed by Prochaska &amp; DiClemente </text:span><text:reference-mark-start text:name="ZOTERO_ITEM CSL_CITATION {&quot;citationID&quot;:&quot;1fmjck0gvi&quot;,&quot;properties&quot;:{&quot;formattedCitation&quot;:&quot;(1982)&quot;,&quot;plainCitation&quot;:&quot;(1982)&quot;},&quot;citationItems&quot;:[{&quot;id&quot;:289,&quot;uris&quot;:[&quot;http://zotero.org/users/615579/items/32CBKAVE&quot;],&quot;uri&quot;:[&quot;http://zotero.org/users/615579/items/32CBKAVE&quot;],&quot;itemData&quot;:{&quot;id&quot;:289,&quot;type&quot;:&quot;article-journal&quot;,&quot;title&quot;:&quot;Transtheoretical therapy: Toward a more integrative model of change&quot;,&quot;container-title&quot;:&quot;Psychotherapy: Theory, Research &amp; Practice&quot;,&quot;page&quot;:&quot;276-288&quot;,&quot;volume&quot;:&quot;19&quot;,&quot;issue&quot;:&quot;3&quot;,&quot;source&quot;:&quot;APA PsycNET&quot;,&quot;abstract&quot;:&quot;Offers transtheoretical therapy as one alternative when seeking a synthesis for the increasing proliferation of therapeutic systems. From a comparative analysis of 18 leading systems, 5 basic processes of change were identified by the present 1st author (1979). They are consciousness raising (feedback, education), conditional stimuli (counterconditioning, stimulus control), catharsis (corrective emotional experiences, dramatic relief), choosing (self-liberation, social liberation), and contingency control (reevaluation, contingency management). Each process can be applied at the level of either the individual's experience or environment. The present authors (see record 1982-31158-001) have identified the following stages of change: contemplation, termination, action, and maintenance. The verbal processes of change—consciousness raising, catharsis, and choosing—are most important during the 1st 2 stages, while behavior therapies (conditional stimuli and contingency control) are needed once a commitment is made. It is suggested that in the transtheoretical model, cognitive restructuring is seen as the result of the individual effectively applying the appropriate processes of change during each of the appropriate stages of change. (27 ref)&quot;,&quot;DOI&quot;:&quot;10.1037/h0088437&quot;,&quot;ISSN&quot;:&quot;0033-3204(Print)&quot;,&quot;shortTitle&quot;:&quot;Transtheoretical therapy&quot;,&quot;author&quot;:[{&quot;family&quot;:&quot;Prochaska&quot;,&quot;given&quot;:&quot;James O.&quot;},{&quot;family&quot;:&quot;DiClemente&quot;,&quot;given&quot;:&quot;Carlo C.&quot;}],&quot;issued&quot;:{&quot;date-parts&quot;:[[&quot;1982&quot;]]}},&quot;suppress-author&quot;:true}],&quot;schema&quot;:&quot;https://github.com/citation-style-language/schema/raw/master/csl-citation.json&quot;} RNDAGybUQpS8W"/><text:span text:style-name="T47">(1982)</text:span><text:reference-mark-end text:name="ZOTERO_ITEM CSL_CITATION {&quot;citationID&quot;:&quot;1fmjck0gvi&quot;,&quot;properties&quot;:{&quot;formattedCitation&quot;:&quot;(1982)&quot;,&quot;plainCitation&quot;:&quot;(1982)&quot;},&quot;citationItems&quot;:[{&quot;id&quot;:289,&quot;uris&quot;:[&quot;http://zotero.org/users/615579/items/32CBKAVE&quot;],&quot;uri&quot;:[&quot;http://zotero.org/users/615579/items/32CBKAVE&quot;],&quot;itemData&quot;:{&quot;id&quot;:289,&quot;type&quot;:&quot;article-journal&quot;,&quot;title&quot;:&quot;Transtheoretical therapy: Toward a more integrative model of change&quot;,&quot;container-title&quot;:&quot;Psychotherapy: Theory, Research &amp; Practice&quot;,&quot;page&quot;:&quot;276-288&quot;,&quot;volume&quot;:&quot;19&quot;,&quot;issue&quot;:&quot;3&quot;,&quot;source&quot;:&quot;APA PsycNET&quot;,&quot;abstract&quot;:&quot;Offers transtheoretical therapy as one alternative when seeking a synthesis for the increasing proliferation of therapeutic systems. From a comparative analysis of 18 leading systems, 5 basic processes of change were identified by the present 1st author (1979). They are consciousness raising (feedback, education), conditional stimuli (counterconditioning, stimulus control), catharsis (corrective emotional experiences, dramatic relief), choosing (self-liberation, social liberation), and contingency control (reevaluation, contingency management). Each process can be applied at the level of either the individual's experience or environment. The present authors (see record 1982-31158-001) have identified the following stages of change: contemplation, termination, action, and maintenance. The verbal processes of change—consciousness raising, catharsis, and choosing—are most important during the 1st 2 stages, while behavior therapies (conditional stimuli and contingency control) are needed once a commitment is made. It is suggested that in the transtheoretical model, cognitive restructuring is seen as the result of the individual effectively applying the appropriate processes of change during each of the appropriate stages of change. (27 ref)&quot;,&quot;DOI&quot;:&quot;10.1037/h0088437&quot;,&quot;ISSN&quot;:&quot;0033-3204(Print)&quot;,&quot;shortTitle&quot;:&quot;Transtheoretical therapy&quot;,&quot;author&quot;:[{&quot;family&quot;:&quot;Prochaska&quot;,&quot;given&quot;:&quot;James O.&quot;},{&quot;family&quot;:&quot;DiClemente&quot;,&quot;given&quot;:&quot;Carlo C.&quot;}],&quot;issued&quot;:{&quot;date-parts&quot;:[[&quot;1982&quot;]]}},&quot;suppress-author&quot;:true}],&quot;schema&quot;:&quot;https://github.com/citation-style-language/schema/raw/master/csl-citation.json&quot;} RNDAGybUQpS8W"/><text:span text:style-name="T47">. The RCQ-12 was created by Rollnick, Heather, Gold &amp; Hall </text:span><text:reference-mark-start text:name="ZOTERO_ITEM CSL_CITATION {&quot;citationID&quot;:&quot;qo99s8fkk&quot;,&quot;properties&quot;:{&quot;formattedCitation&quot;:&quot;(Rollnick, Heather, Gold, &amp; Hall, 1992)&quot;,&quot;plainCitation&quot;:&quot;(Rollnick, Heather, Gold, &amp; Hall, 1992)&quot;},&quot;citationItems&quot;:[{&quot;id&quot;:&quot;lJgjmRrM/fVsjEjSZ&quot;,&quot;uris&quot;:[&quot;http://zotero.org/users/615579/items/4T9UZVD4&quot;],&quot;uri&quot;:[&quot;http://zotero.org/users/615579/items/4T9UZVD4&quot;],&quot;itemData&quot;:{&quot;id&quot;:&quot;lJgjmRrM/fVsjEjSZ&quot;,&quot;type&quot;:&quot;article-journal&quot;,&quot;title&quot;:&quot;Development of a short 'readiness to change' questionnaire for use in brief, opportunistic interventions among excessive drinkers&quot;,&quot;container-title&quot;:&quot;British journal of addiction&quot;,&quot;page&quot;:&quot;743-754&quot;,&quot;volume&quot;:&quot;87&quot;,&quot;issue&quot;:&quot;5&quot;,&quot;source&quot;:&quot;NCBI PubMed&quot;,&quot;abstract&quot;:&quot;Excessive drinkers (141) identified in medical settings who were not seeking help for an alcohol problem completed a questionnaire based on Prochaska and DiClemente's stages of change model. Principal components analysis revealed a clear factor structure corresponding to the 'precontemplation', 'contemplation' and 'action' stages of change. On this basis, a 12-item 'Readiness to change' questionnaire was developed with satisfactory psychometric properties. As predicted, scale scores on adjacent stages of change showed significantly higher inter-correlations than scores on non-adjacent stages. Concurrent validation by comparison with subjects' choices of cartoons depicting each of the stages of change and with screening questions regarding aspects of drinking behaviour was moderate to very good. The questionnaire provides a short and convenient measure of readiness to change which may be used in conjunction with brief, opportunistic interventions with excessive drinkers.&quot;,&quot;ISSN&quot;:&quot;0952-0481&quot;,&quot;note&quot;:&quot;PMID: 1591525&quot;,&quot;journalAbbreviation&quot;:&quot;Br J Addict&quot;,&quot;language&quot;:&quot;eng&quot;,&quot;author&quot;:[{&quot;family&quot;:&quot;Rollnick&quot;,&quot;given&quot;:&quot;S&quot;},{&quot;family&quot;:&quot;Heather&quot;,&quot;given&quot;:&quot;N&quot;},{&quot;family&quot;:&quot;Gold&quot;,&quot;given&quot;:&quot;R&quot;},{&quot;family&quot;:&quot;Hall&quot;,&quot;given&quot;:&quot;W&quot;}],&quot;issued&quot;:{&quot;year&quot;:1992,&quot;month&quot;:5},&quot;PMID&quot;:&quot;1591525&quot;,&quot;page-first&quot;:&quot;743&quot;,&quot;container-title-short&quot;:&quot;Br J Addict&quot;}}],&quot;schema&quot;:&quot;https://github.com/citation-style-language/schema/raw/master/csl-citation.json&quot;} RNDxj6vMrC9Q6"/><text:span text:style-name="T47">(Rollnick, Heather, Gold, &amp; Hall, 1992)</text:span><text:reference-mark-end text:name="ZOTERO_ITEM CSL_CITATION {&quot;citationID&quot;:&quot;qo99s8fkk&quot;,&quot;properties&quot;:{&quot;formattedCitation&quot;:&quot;(Rollnick, Heather, Gold, &amp; Hall, 1992)&quot;,&quot;plainCitation&quot;:&quot;(Rollnick, Heather, Gold, &amp; Hall, 1992)&quot;},&quot;citationItems&quot;:[{&quot;id&quot;:&quot;lJgjmRrM/fVsjEjSZ&quot;,&quot;uris&quot;:[&quot;http://zotero.org/users/615579/items/4T9UZVD4&quot;],&quot;uri&quot;:[&quot;http://zotero.org/users/615579/items/4T9UZVD4&quot;],&quot;itemData&quot;:{&quot;id&quot;:&quot;lJgjmRrM/fVsjEjSZ&quot;,&quot;type&quot;:&quot;article-journal&quot;,&quot;title&quot;:&quot;Development of a short 'readiness to change' questionnaire for use in brief, opportunistic interventions among excessive drinkers&quot;,&quot;container-title&quot;:&quot;British journal of addiction&quot;,&quot;page&quot;:&quot;743-754&quot;,&quot;volume&quot;:&quot;87&quot;,&quot;issue&quot;:&quot;5&quot;,&quot;source&quot;:&quot;NCBI PubMed&quot;,&quot;abstract&quot;:&quot;Excessive drinkers (141) identified in medical settings who were not seeking help for an alcohol problem completed a questionnaire based on Prochaska and DiClemente's stages of change model. Principal components analysis revealed a clear factor structure corresponding to the 'precontemplation', 'contemplation' and 'action' stages of change. On this basis, a 12-item 'Readiness to change' questionnaire was developed with satisfactory psychometric properties. As predicted, scale scores on adjacent stages of change showed significantly higher inter-correlations than scores on non-adjacent stages. Concurrent validation by comparison with subjects' choices of cartoons depicting each of the stages of change and with screening questions regarding aspects of drinking behaviour was moderate to very good. The questionnaire provides a short and convenient measure of readiness to change which may be used in conjunction with brief, opportunistic interventions with excessive drinkers.&quot;,&quot;ISSN&quot;:&quot;0952-0481&quot;,&quot;note&quot;:&quot;PMID: 1591525&quot;,&quot;journalAbbreviation&quot;:&quot;Br J Addict&quot;,&quot;language&quot;:&quot;eng&quot;,&quot;author&quot;:[{&quot;family&quot;:&quot;Rollnick&quot;,&quot;given&quot;:&quot;S&quot;},{&quot;family&quot;:&quot;Heather&quot;,&quot;given&quot;:&quot;N&quot;},{&quot;family&quot;:&quot;Gold&quot;,&quot;given&quot;:&quot;R&quot;},{&quot;family&quot;:&quot;Hall&quot;,&quot;given&quot;:&quot;W&quot;}],&quot;issued&quot;:{&quot;year&quot;:1992,&quot;month&quot;:5},&quot;PMID&quot;:&quot;1591525&quot;,&quot;page-first&quot;:&quot;743&quot;,&quot;container-title-short&quot;:&quot;Br J Addict&quot;}}],&quot;schema&quot;:&quot;https://github.com/citation-style-language/schema/raw/master/csl-citation.json&quot;} RNDxj6vMrC9Q6"/><text:span text:style-name="T47">, and has 12 items </text:span><text:span text:style-name="T56">answered</text:span><text:span text:style-name="T47"> in a 5-point Likert scale which ranges from “Strongly disagree” (-2) to “Strongly agree” (+2). </text:span><text:span text:style-name="T53">The s</text:span><text:span text:style-name="T47">cores are obtained using a simple sum of the items. As </text:span><text:span text:style-name="T49">Defuentes-Merillas et al. </text:span><text:reference-mark-start text:name="ZOTERO_ITEM CSL_CITATION {&quot;citationID&quot;:&quot;se76m2ius&quot;,&quot;properties&quot;:{&quot;formattedCitation&quot;:&quot;(2002)&quot;,&quot;plainCitation&quot;:&quot;(2002)&quot;},&quot;citationItems&quot;:[{&quot;id&quot;:443,&quot;uris&quot;:[&quot;http://zotero.org/users/615579/items/FM5XM4H9&quot;],&quot;uri&quot;:[&quot;http://zotero.org/users/615579/items/FM5XM4H9&quot;],&quot;itemData&quot;:{&quot;id&quot;:443,&quot;type&quot;:&quot;article-journal&quot;,&quot;title&quot;:&quot;Reliability and validity of the Dutch version of the Readiness to Change Questionnaire&quot;,&quot;container-title&quot;:&quot;Alcohol and alcoholism (Oxford, Oxfordshire)&quot;,&quot;page&quot;:&quot;93-99&quot;,&quot;volume&quot;:&quot;37&quot;,&quot;issue&quot;:&quot;1&quot;,&quot;source&quot;:&quot;NCBI PubMed&quot;,&quot;abstract&quot;:&quot;The aim of the present study was to evaluate the psychometric properties of the Dutch version of the Readiness to Change Questionnaire (RCQ-D). The subjects were 246 excessive drinkers admitted to an addiction treatment centre and 54 offenders convicted of an alcohol-related crime in The Netherlands. The factor structure of the RCQ-D for the two samples combined was found to be consistent with the three-factor structure established for the original RCQ. The reliability of the items for each scale was found to be satisfactory. Allocated stage of change showed significant differences between the different subsamples. As expected, the scale scores for adjacent stages of change showed significantly higher inter-correlations than the scale scores for non-adjacent stages. Additionally, the negatively formulated items from the pre-contemplation scale were reformulated positively and their internal consistency tested among the offender sample. The positively formulated pre-contemplation items showed a higher alpha value than the negatively formulated items. We therefore suggest that the positively formulated items should replace the negatively formulated ones.&quot;,&quot;ISSN&quot;:&quot;0735-0414&quot;,&quot;note&quot;:&quot;PMID: 11825864&quot;,&quot;journalAbbreviation&quot;:&quot;Alcohol Alcohol.&quot;,&quot;language&quot;:&quot;eng&quot;,&quot;author&quot;:[{&quot;family&quot;:&quot;Defuentes-Merillas&quot;,&quot;given&quot;:&quot;L&quot;},{&quot;family&quot;:&quot;Dejong&quot;,&quot;given&quot;:&quot;C A J&quot;},{&quot;family&quot;:&quot;Schippers&quot;,&quot;given&quot;:&quot;G M&quot;}],&quot;issued&quot;:{&quot;date-parts&quot;:[[&quot;2002&quot;,2]]},&quot;PMID&quot;:&quot;11825864&quot;},&quot;suppress-author&quot;:true}],&quot;schema&quot;:&quot;https://github.com/citation-style-language/schema/raw/master/csl-citation.json&quot;} RNDO7OlZihGd0"/><text:span text:style-name="T49">(2002)</text:span><text:reference-mark-end text:name="ZOTERO_ITEM CSL_CITATION {&quot;citationID&quot;:&quot;se76m2ius&quot;,&quot;properties&quot;:{&quot;formattedCitation&quot;:&quot;(2002)&quot;,&quot;plainCitation&quot;:&quot;(2002)&quot;},&quot;citationItems&quot;:[{&quot;id&quot;:443,&quot;uris&quot;:[&quot;http://zotero.org/users/615579/items/FM5XM4H9&quot;],&quot;uri&quot;:[&quot;http://zotero.org/users/615579/items/FM5XM4H9&quot;],&quot;itemData&quot;:{&quot;id&quot;:443,&quot;type&quot;:&quot;article-journal&quot;,&quot;title&quot;:&quot;Reliability and validity of the Dutch version of the Readiness to Change Questionnaire&quot;,&quot;container-title&quot;:&quot;Alcohol and alcoholism (Oxford, Oxfordshire)&quot;,&quot;page&quot;:&quot;93-99&quot;,&quot;volume&quot;:&quot;37&quot;,&quot;issue&quot;:&quot;1&quot;,&quot;source&quot;:&quot;NCBI PubMed&quot;,&quot;abstract&quot;:&quot;The aim of the present study was to evaluate the psychometric properties of the Dutch version of the Readiness to Change Questionnaire (RCQ-D). The subjects were 246 excessive drinkers admitted to an addiction treatment centre and 54 offenders convicted of an alcohol-related crime in The Netherlands. The factor structure of the RCQ-D for the two samples combined was found to be consistent with the three-factor structure established for the original RCQ. The reliability of the items for each scale was found to be satisfactory. Allocated stage of change showed significant differences between the different subsamples. As expected, the scale scores for adjacent stages of change showed significantly higher inter-correlations than the scale scores for non-adjacent stages. Additionally, the negatively formulated items from the pre-contemplation scale were reformulated positively and their internal consistency tested among the offender sample. The positively formulated pre-contemplation items showed a higher alpha value than the negatively formulated items. We therefore suggest that the positively formulated items should replace the negatively formulated ones.&quot;,&quot;ISSN&quot;:&quot;0735-0414&quot;,&quot;note&quot;:&quot;PMID: 11825864&quot;,&quot;journalAbbreviation&quot;:&quot;Alcohol Alcohol.&quot;,&quot;language&quot;:&quot;eng&quot;,&quot;author&quot;:[{&quot;family&quot;:&quot;Defuentes-Merillas&quot;,&quot;given&quot;:&quot;L&quot;},{&quot;family&quot;:&quot;Dejong&quot;,&quot;given&quot;:&quot;C A J&quot;},{&quot;family&quot;:&quot;Schippers&quot;,&quot;given&quot;:&quot;G M&quot;}],&quot;issued&quot;:{&quot;date-parts&quot;:[[&quot;2002&quot;,2]]},&quot;PMID&quot;:&quot;11825864&quot;},&quot;suppress-author&quot;:true}],&quot;schema&quot;:&quot;https://github.com/citation-style-language/schema/raw/master/csl-citation.json&quot;} RNDO7OlZihGd0"/><text:span text:style-name="T49"> </text:span><text:span text:style-name="T50">proposed in the Dutch version</text:span><text:span text:style-name="T49">, </text:span><text:span text:style-name="T50">n</text:span><text:span text:style-name="T47">egative items were written in a positive format to improve compreension </text:span><text:span text:style-name="T53">by respondents.</text:span><text:span text:style-name="T47"> </text:span></text:p>
      <text:h text:style-name="P52" text:outline-level="2"><text:span text:style-name="T54">P</text:span><text:span text:style-name="T44">rocedures</text:span></text:h>
      <text:p text:style-name="P7">“Beber Menos” is the Brazilian version of the World Health Organization web intervention “Drinkless”. The intervention is also available in English, Belarusian, Spanish and Hindi. <text:span text:style-name="T59">The RCQ-12 was included as part of the program. The RCQ-12 was translated to Portuguese by two of the authors (Insert initials). After enrolment, users were invited to participate in the research. After reading and giving consent, participants filled up the questionnaires. After that, We extracted data then analysed. All procedures were approved by Institutional Review Board from Universidade Federal de São Paulo.</text:span></text:p>
      <text:h text:style-name="P51" text:outline-level="2">Data analysis</text:h>
      <text:p text:style-name="Text_20_body"><text:span text:style-name="T55">We extract data using a R script. After extraction, we combined the tables with data collected separately using a primary identifier. Later on, we conducted descritive analysis on demographic variables and items of RCQ-12. Before perform principal components analysis (PCA), we checked sampling adequacy using </text:span><text:span text:style-name="T48">Kaiser-Meyer-Olkin </text:span><text:span text:style-name="T51">(KMO) </text:span><text:span text:style-name="T52">and Bartlett test. To identify the number of components, we used the parallel analysis</text:span><text:reference-mark-start text:name="ZOTERO_ITEM CSL_CITATION {&quot;citationID&quot;:&quot;j5fkum8ll&quot;,&quot;properties&quot;:{&quot;formattedCitation&quot;:&quot;(Horn, 1965)&quot;,&quot;plainCitation&quot;:&quot;(Horn, 1965)&quot;},&quot;citationItems&quot;:[{&quot;id&quot;:552,&quot;uris&quot;:[&quot;http://zotero.org/users/615579/items/NHQDSR62&quot;],&quot;uri&quot;:[&quot;http://zotero.org/users/615579/items/NHQDSR62&quot;],&quot;itemData&quot;:{&quot;id&quot;:552,&quot;type&quot;:&quot;article-journal&quot;,&quot;title&quot;:&quot;A rationale and test for the number of factors in factor analysis&quot;,&quot;container-title&quot;:&quot;Psychometrika&quot;,&quot;page&quot;:&quot;179-185&quot;,&quot;volume&quot;:&quot;30&quot;,&quot;issue&quot;:&quot;2&quot;,&quot;source&quot;:&quot;link.springer.com&quot;,&quot;abstract&quot;:&quot;It is suggested that if Guttman's latent-root-one lower bound estimate for the rank of a correlation matrix is accepted as a psychometric upper bound, following the proofs and arguments of Kaiser and Dickman, then the rank for a sample matrix should be estimated by subtracting out the component in the latent roots which can be attributed to sampling error, and least-squares “capitalization” on this error, in the calculation of the correlations and the roots. A procedure based on the generation of random variables is given for estimating the component which needs to be subtracted.&quot;,&quot;DOI&quot;:&quot;10.1007/BF02289447&quot;,&quot;ISSN&quot;:&quot;0033-3123, 1860-0980&quot;,&quot;journalAbbreviation&quot;:&quot;Psychometrika&quot;,&quot;language&quot;:&quot;en&quot;,&quot;author&quot;:[{&quot;family&quot;:&quot;Horn&quot;,&quot;given&quot;:&quot;John L.&quot;}],&quot;issued&quot;:{&quot;date-parts&quot;:[[&quot;1965&quot;,6,1]]},&quot;accessed&quot;:{&quot;date-parts&quot;:[[&quot;2014&quot;,5,8]]}}}],&quot;schema&quot;:&quot;https://github.com/citation-style-language/schema/raw/master/csl-citation.json&quot;} RNDnyUU0zn1tZ"/><text:span text:style-name="T52">(Horn, 1965)</text:span><text:reference-mark-end text:name="ZOTERO_ITEM CSL_CITATION {&quot;citationID&quot;:&quot;j5fkum8ll&quot;,&quot;properties&quot;:{&quot;formattedCitation&quot;:&quot;(Horn, 1965)&quot;,&quot;plainCitation&quot;:&quot;(Horn, 1965)&quot;},&quot;citationItems&quot;:[{&quot;id&quot;:552,&quot;uris&quot;:[&quot;http://zotero.org/users/615579/items/NHQDSR62&quot;],&quot;uri&quot;:[&quot;http://zotero.org/users/615579/items/NHQDSR62&quot;],&quot;itemData&quot;:{&quot;id&quot;:552,&quot;type&quot;:&quot;article-journal&quot;,&quot;title&quot;:&quot;A rationale and test for the number of factors in factor analysis&quot;,&quot;container-title&quot;:&quot;Psychometrika&quot;,&quot;page&quot;:&quot;179-185&quot;,&quot;volume&quot;:&quot;30&quot;,&quot;issue&quot;:&quot;2&quot;,&quot;source&quot;:&quot;link.springer.com&quot;,&quot;abstract&quot;:&quot;It is suggested that if Guttman's latent-root-one lower bound estimate for the rank of a correlation matrix is accepted as a psychometric upper bound, following the proofs and arguments of Kaiser and Dickman, then the rank for a sample matrix should be estimated by subtracting out the component in the latent roots which can be attributed to sampling error, and least-squares “capitalization” on this error, in the calculation of the correlations and the roots. A procedure based on the generation of random variables is given for estimating the component which needs to be subtracted.&quot;,&quot;DOI&quot;:&quot;10.1007/BF02289447&quot;,&quot;ISSN&quot;:&quot;0033-3123, 1860-0980&quot;,&quot;journalAbbreviation&quot;:&quot;Psychometrika&quot;,&quot;language&quot;:&quot;en&quot;,&quot;author&quot;:[{&quot;family&quot;:&quot;Horn&quot;,&quot;given&quot;:&quot;John L.&quot;}],&quot;issued&quot;:{&quot;date-parts&quot;:[[&quot;1965&quot;,6,1]]},&quot;accessed&quot;:{&quot;date-parts&quot;:[[&quot;2014&quot;,5,8]]}}}],&quot;schema&quot;:&quot;https://github.com/citation-style-language/schema/raw/master/csl-citation.json&quot;} RNDnyUU0zn1tZ"/><text:span text:style-name="T52"> and the method of Very Simple Structured (VSS)</text:span><text:reference-mark-start text:name="ZOTERO_ITEM CSL_CITATION {&quot;citationID&quot;:&quot;minfe3nru&quot;,&quot;properties&quot;:{&quot;formattedCitation&quot;:&quot;(Revelle &amp; Rocklin, 1979)&quot;,&quot;plainCitation&quot;:&quot;(Revelle &amp; Rocklin, 1979)&quot;},&quot;citationItems&quot;:[{&quot;id&quot;:555,&quot;uris&quot;:[&quot;http://zotero.org/users/615579/items/KHWBHQTF&quot;],&quot;uri&quot;:[&quot;http://zotero.org/users/615579/items/KHWBHQTF&quot;],&quot;itemData&quot;:{&quot;id&quot;:555,&quot;type&quot;:&quot;article-journal&quot;,&quot;title&quot;:&quot;Very Simple Structure: An Alternative Procedure For Estimating The Optimal Number Of Interpretable Factors&quot;,&quot;container-title&quot;:&quot;Multivariate Behavioral Research&quot;,&quot;page&quot;:&quot;403-414&quot;,&quot;volume&quot;:&quot;14&quot;,&quot;issue&quot;:&quot;4&quot;,&quot;source&quot;:&quot;Taylor and Francis+NEJM&quot;,&quot;abstract&quot;:&quot;A new procedure for determining the optimal number of interpretable factors to extract from a correlation matrix is introduced and compared to more conventional procedures. The new method evaluates the magnitude of the Very Simple Structure index of goodness of fit for factor solutions of increasing rank. The number of factors which maximizes the VSS criterion is taken as being the optimal number of factors to extract. Thirty-two artificial and two real data sets are used in order to compare this procedure with such methods as maximum likelihood, the eigenvalue greater than 1.0 rule, and comparison of the observed eigenvalues with those expected from random data.&quot;,&quot;DOI&quot;:&quot;10.1207/s15327906mbr1404_2&quot;,&quot;ISSN&quot;:&quot;0027-3171&quot;,&quot;note&quot;:&quot;bibtex: doi:10.1207/s15327906mbr1404_2&quot;,&quot;shortTitle&quot;:&quot;Very Simple Structure&quot;,&quot;author&quot;:[{&quot;family&quot;:&quot;Revelle&quot;,&quot;given&quot;:&quot;William&quot;},{&quot;family&quot;:&quot;Rocklin&quot;,&quot;given&quot;:&quot;Thomas&quot;}],&quot;issued&quot;:{&quot;date-parts&quot;:[[&quot;1979&quot;]]},&quot;accessed&quot;:{&quot;date-parts&quot;:[[&quot;2014&quot;,5,8]]}}}],&quot;schema&quot;:&quot;https://github.com/citation-style-language/schema/raw/master/csl-citation.json&quot;} RNDEdEyskIjsg"/><text:span text:style-name="T52">(Revelle &amp; Rocklin, 1979)</text:span><text:reference-mark-end text:name="ZOTERO_ITEM CSL_CITATION {&quot;citationID&quot;:&quot;minfe3nru&quot;,&quot;properties&quot;:{&quot;formattedCitation&quot;:&quot;(Revelle &amp; Rocklin, 1979)&quot;,&quot;plainCitation&quot;:&quot;(Revelle &amp; Rocklin, 1979)&quot;},&quot;citationItems&quot;:[{&quot;id&quot;:555,&quot;uris&quot;:[&quot;http://zotero.org/users/615579/items/KHWBHQTF&quot;],&quot;uri&quot;:[&quot;http://zotero.org/users/615579/items/KHWBHQTF&quot;],&quot;itemData&quot;:{&quot;id&quot;:555,&quot;type&quot;:&quot;article-journal&quot;,&quot;title&quot;:&quot;Very Simple Structure: An Alternative Procedure For Estimating The Optimal Number Of Interpretable Factors&quot;,&quot;container-title&quot;:&quot;Multivariate Behavioral Research&quot;,&quot;page&quot;:&quot;403-414&quot;,&quot;volume&quot;:&quot;14&quot;,&quot;issue&quot;:&quot;4&quot;,&quot;source&quot;:&quot;Taylor and Francis+NEJM&quot;,&quot;abstract&quot;:&quot;A new procedure for determining the optimal number of interpretable factors to extract from a correlation matrix is introduced and compared to more conventional procedures. The new method evaluates the magnitude of the Very Simple Structure index of goodness of fit for factor solutions of increasing rank. The number of factors which maximizes the VSS criterion is taken as being the optimal number of factors to extract. Thirty-two artificial and two real data sets are used in order to compare this procedure with such methods as maximum likelihood, the eigenvalue greater than 1.0 rule, and comparison of the observed eigenvalues with those expected from random data.&quot;,&quot;DOI&quot;:&quot;10.1207/s15327906mbr1404_2&quot;,&quot;ISSN&quot;:&quot;0027-3171&quot;,&quot;note&quot;:&quot;bibtex: doi:10.1207/s15327906mbr1404_2&quot;,&quot;shortTitle&quot;:&quot;Very Simple Structure&quot;,&quot;author&quot;:[{&quot;family&quot;:&quot;Revelle&quot;,&quot;given&quot;:&quot;William&quot;},{&quot;family&quot;:&quot;Rocklin&quot;,&quot;given&quot;:&quot;Thomas&quot;}],&quot;issued&quot;:{&quot;date-parts&quot;:[[&quot;1979&quot;]]},&quot;accessed&quot;:{&quot;date-parts&quot;:[[&quot;2014&quot;,5,8]]}}}],&quot;schema&quot;:&quot;https://github.com/citation-style-language/schema/raw/master/csl-citation.json&quot;} RNDEdEyskIjsg"/><text:span text:style-name="T52">. We conducted the principal component analysis using a “Varimax”</text:span><text:reference-mark-start text:name="ZOTERO_ITEM CSL_CITATION {&quot;citationID&quot;:&quot;28tcn9n8dg&quot;,&quot;properties&quot;:{&quot;formattedCitation&quot;:&quot;{\\rtf (Defuentes-Merillas et al., 2002; Rodr\\uc0\\u237{}guez-Martos et al., 2000; Rollnick et al., 1992)}&quot;,&quot;plainCitation&quot;:&quot;(Defuentes-Merillas et al., 2002; Rodríguez-Martos et al., 2000; Rollnick et al., 1992)&quot;},&quot;citationItems&quot;:[{&quot;id&quot;:443,&quot;uris&quot;:[&quot;http://zotero.org/users/615579/items/FM5XM4H9&quot;],&quot;uri&quot;:[&quot;http://zotero.org/users/615579/items/FM5XM4H9&quot;],&quot;itemData&quot;:{&quot;id&quot;:443,&quot;type&quot;:&quot;article-journal&quot;,&quot;title&quot;:&quot;Reliability and validity of the Dutch version of the Readiness to Change Questionnaire&quot;,&quot;container-title&quot;:&quot;Alcohol and alcoholism (Oxford, Oxfordshire)&quot;,&quot;page&quot;:&quot;93-99&quot;,&quot;volume&quot;:&quot;37&quot;,&quot;issue&quot;:&quot;1&quot;,&quot;source&quot;:&quot;NCBI PubMed&quot;,&quot;abstract&quot;:&quot;The aim of the present study was to evaluate the psychometric properties of the Dutch version of the Readiness to Change Questionnaire (RCQ-D). The subjects were 246 excessive drinkers admitted to an addiction treatment centre and 54 offenders convicted of an alcohol-related crime in The Netherlands. The factor structure of the RCQ-D for the two samples combined was found to be consistent with the three-factor structure established for the original RCQ. The reliability of the items for each scale was found to be satisfactory. Allocated stage of change showed significant differences between the different subsamples. As expected, the scale scores for adjacent stages of change showed significantly higher inter-correlations than the scale scores for non-adjacent stages. Additionally, the negatively formulated items from the pre-contemplation scale were reformulated positively and their internal consistency tested among the offender sample. The positively formulated pre-contemplation items showed a higher alpha value than the negatively formulated items. We therefore suggest that the positively formulated items should replace the negatively formulated ones.&quot;,&quot;ISSN&quot;:&quot;0735-0414&quot;,&quot;note&quot;:&quot;PMID: 11825864&quot;,&quot;journalAbbreviation&quot;:&quot;Alcohol Alcohol.&quot;,&quot;language&quot;:&quot;eng&quot;,&quot;author&quot;:[{&quot;family&quot;:&quot;Defuentes-Merillas&quot;,&quot;given&quot;:&quot;L&quot;},{&quot;family&quot;:&quot;Dejong&quot;,&quot;given&quot;:&quot;C A J&quot;},{&quot;family&quot;:&quot;Schippers&quot;,&quot;given&quot;:&quot;G M&quot;}],&quot;issued&quot;:{&quot;date-parts&quot;:[[&quot;2002&quot;,2]]},&quot;PMID&quot;:&quot;11825864&quot;}},{&quot;id&quot;:439,&quot;uris&quot;:[&quot;http://zotero.org/users/615579/items/W974VHIH&quot;],&quot;uri&quot;:[&quot;http://zotero.org/users/615579/items/W974VHIH&quot;],&quot;itemData&quot;:{&quot;id&quot;:439,&quot;type&quot;:&quot;article-journal&quot;,&quot;title&quot;:&quot;Readiness to change questionnaire: reliability study of its Spanish version&quot;,&quot;container-title&quot;:&quot;Alcohol and alcoholism (Oxford, Oxfordshire)&quot;,&quot;page&quot;:&quot;270-275&quot;,&quot;volume&quot;:&quot;35&quot;,&quot;issue&quot;:&quot;3&quot;,&quot;source&quot;:&quot;NCBI PubMed&quot;,&quot;abstract&quot;:&quot;The present study explored the reliability and validity of a Spanish version of the Readiness to Change Questionnaire (RCQ) (12-item short form) as it might be used for opportunistic intervention. The test has three scales to allocate patients to a stage of change: pre-contemplation (P), contemplation (C) or action (A). The RCQ was translated and back-translated prior to pilot administration to 15 patients. From two settings (a general hospital ward and a primary health care centre), 201 patients were identified as excessive drinkers on the Alcohol Use Disorders Identification Test. Patients known to be alcohol-dependent and attending for alcohol-related reasons were excluded. Patients completed the RCQ. Test-retest reliability after 2 days was assessed in 35 patients. A components analysis was performed. Patients were classified on RCQ scores to a stage of change. Two experts separately interviewed the patients and made an allocation to stage of change, blind to the RCQ score. Test-retest reliability was good (P: r = 0.81; C: r = 0.87; A: r = 0.86). Within the three scales, RCQ items showed fair consistency in terms of Cronbach's alpha (P: 0.58, C: 0.75, A: 0.80). Component analysis showed that together the scales accounted for 57. 4% of the variance. The experts agreed between themselves on patients' stage of change (weighted kappa 0.92) but much less with the stage of change according to RCQ (expert A, kappa = 0.44; expert B, kappa = 0.52). Omitting patients with low consumption did not improve internal reliability, and omitting those with low educational level who might have filled in the questionnaire wrongly did not improve internal reliability or agreement between RCQ and the experts. We conclude that the Spanish RCQ did not function efficiently in a population of opportunistically identified excessive drinkers.&quot;,&quot;ISSN&quot;:&quot;0735-0414&quot;,&quot;note&quot;:&quot;PMID: 10869247&quot;,&quot;shortTitle&quot;:&quot;Readiness to change questionnaire&quot;,&quot;journalAbbreviation&quot;:&quot;Alcohol Alcohol.&quot;,&quot;language&quot;:&quot;eng&quot;,&quot;author&quot;:[{&quot;family&quot;:&quot;Rodríguez-Martos&quot;,&quot;given&quot;:&quot;A&quot;},{&quot;family&quot;:&quot;Rubio&quot;,&quot;given&quot;:&quot;G&quot;},{&quot;family&quot;:&quot;Aubà&quot;,&quot;given&quot;:&quot;J&quot;},{&quot;family&quot;:&quot;Santo-Domingo&quot;,&quot;given&quot;:&quot;J&quot;},{&quot;family&quot;:&quot;Torralba&quot;,&quot;given&quot;:&quot;L&quot;},{&quot;family&quot;:&quot;Campillo&quot;,&quot;given&quot;:&quot;M&quot;}],&quot;issued&quot;:{&quot;date-parts&quot;:[[&quot;2000&quot;,6]]},&quot;PMID&quot;:&quot;10869247&quot;}},{&quot;id&quot;:&quot;lJgjmRrM/fVsjEjSZ&quot;,&quot;uris&quot;:[&quot;http://zotero.org/users/615579/items/4T9UZVD4&quot;],&quot;uri&quot;:[&quot;http://zotero.org/users/615579/items/4T9UZVD4&quot;],&quot;itemData&quot;:{&quot;id&quot;:&quot;lJgjmRrM/fVsjEjSZ&quot;,&quot;type&quot;:&quot;article-journal&quot;,&quot;title&quot;:&quot;Development of a short 'readiness to change' questionnaire for use in brief, opportunistic interventions among excessive drinkers&quot;,&quot;container-title&quot;:&quot;British journal of addiction&quot;,&quot;page&quot;:&quot;743-754&quot;,&quot;volume&quot;:&quot;87&quot;,&quot;issue&quot;:&quot;5&quot;,&quot;source&quot;:&quot;NCBI PubMed&quot;,&quot;abstract&quot;:&quot;Excessive drinkers (141) identified in medical settings who were not seeking help for an alcohol problem completed a questionnaire based on Prochaska and DiClemente's stages of change model. Principal components analysis revealed a clear factor structure corresponding to the 'precontemplation', 'contemplation' and 'action' stages of change. On this basis, a 12-item 'Readiness to change' questionnaire was developed with satisfactory psychometric properties. As predicted, scale scores on adjacent stages of change showed significantly higher inter-correlations than scores on non-adjacent stages. Concurrent validation by comparison with subjects' choices of cartoons depicting each of the stages of change and with screening questions regarding aspects of drinking behaviour was moderate to very good. The questionnaire provides a short and convenient measure of readiness to change which may be used in conjunction with brief, opportunistic interventions with excessive drinkers.&quot;,&quot;ISSN&quot;:&quot;0952-0481&quot;,&quot;note&quot;:&quot;PMID: 1591525&quot;,&quot;journalAbbreviation&quot;:&quot;Br J Addict&quot;,&quot;language&quot;:&quot;eng&quot;,&quot;author&quot;:[{&quot;family&quot;:&quot;Rollnick&quot;,&quot;given&quot;:&quot;S&quot;},{&quot;family&quot;:&quot;Heather&quot;,&quot;given&quot;:&quot;N&quot;},{&quot;family&quot;:&quot;Gold&quot;,&quot;given&quot;:&quot;R&quot;},{&quot;family&quot;:&quot;Hall&quot;,&quot;given&quot;:&quot;W&quot;}],&quot;issued&quot;:{&quot;year&quot;:1992,&quot;month&quot;:5},&quot;PMID&quot;:&quot;1591525&quot;,&quot;page-first&quot;:&quot;743&quot;,&quot;container-title-short&quot;:&quot;Br J Addict&quot;}}],&quot;schema&quot;:&quot;https://github.com/citation-style-language/schema/raw/master/csl-citation.json&quot;} RND5a43YEC2Wm"/><text:span text:style-name="T41">(Defuentes-Merillas et al., 2002; Rodríguez-Martos et al., 2000; Rollnick et al., 1992)</text:span><text:reference-mark-end text:name="ZOTERO_ITEM CSL_CITATION {&quot;citationID&quot;:&quot;28tcn9n8dg&quot;,&quot;properties&quot;:{&quot;formattedCitation&quot;:&quot;{\\rtf (Defuentes-Merillas et al., 2002; Rodr\\uc0\\u237{}guez-Martos et al., 2000; Rollnick et al., 1992)}&quot;,&quot;plainCitation&quot;:&quot;(Defuentes-Merillas et al., 2002; Rodríguez-Martos et al., 2000; Rollnick et al., 1992)&quot;},&quot;citationItems&quot;:[{&quot;id&quot;:443,&quot;uris&quot;:[&quot;http://zotero.org/users/615579/items/FM5XM4H9&quot;],&quot;uri&quot;:[&quot;http://zotero.org/users/615579/items/FM5XM4H9&quot;],&quot;itemData&quot;:{&quot;id&quot;:443,&quot;type&quot;:&quot;article-journal&quot;,&quot;title&quot;:&quot;Reliability and validity of the Dutch version of the Readiness to Change Questionnaire&quot;,&quot;container-title&quot;:&quot;Alcohol and alcoholism (Oxford, Oxfordshire)&quot;,&quot;page&quot;:&quot;93-99&quot;,&quot;volume&quot;:&quot;37&quot;,&quot;issue&quot;:&quot;1&quot;,&quot;source&quot;:&quot;NCBI PubMed&quot;,&quot;abstract&quot;:&quot;The aim of the present study was to evaluate the psychometric properties of the Dutch version of the Readiness to Change Questionnaire (RCQ-D). The subjects were 246 excessive drinkers admitted to an addiction treatment centre and 54 offenders convicted of an alcohol-related crime in The Netherlands. The factor structure of the RCQ-D for the two samples combined was found to be consistent with the three-factor structure established for the original RCQ. The reliability of the items for each scale was found to be satisfactory. Allocated stage of change showed significant differences between the different subsamples. As expected, the scale scores for adjacent stages of change showed significantly higher inter-correlations than the scale scores for non-adjacent stages. Additionally, the negatively formulated items from the pre-contemplation scale were reformulated positively and their internal consistency tested among the offender sample. The positively formulated pre-contemplation items showed a higher alpha value than the negatively formulated items. We therefore suggest that the positively formulated items should replace the negatively formulated ones.&quot;,&quot;ISSN&quot;:&quot;0735-0414&quot;,&quot;note&quot;:&quot;PMID: 11825864&quot;,&quot;journalAbbreviation&quot;:&quot;Alcohol Alcohol.&quot;,&quot;language&quot;:&quot;eng&quot;,&quot;author&quot;:[{&quot;family&quot;:&quot;Defuentes-Merillas&quot;,&quot;given&quot;:&quot;L&quot;},{&quot;family&quot;:&quot;Dejong&quot;,&quot;given&quot;:&quot;C A J&quot;},{&quot;family&quot;:&quot;Schippers&quot;,&quot;given&quot;:&quot;G M&quot;}],&quot;issued&quot;:{&quot;date-parts&quot;:[[&quot;2002&quot;,2]]},&quot;PMID&quot;:&quot;11825864&quot;}},{&quot;id&quot;:439,&quot;uris&quot;:[&quot;http://zotero.org/users/615579/items/W974VHIH&quot;],&quot;uri&quot;:[&quot;http://zotero.org/users/615579/items/W974VHIH&quot;],&quot;itemData&quot;:{&quot;id&quot;:439,&quot;type&quot;:&quot;article-journal&quot;,&quot;title&quot;:&quot;Readiness to change questionnaire: reliability study of its Spanish version&quot;,&quot;container-title&quot;:&quot;Alcohol and alcoholism (Oxford, Oxfordshire)&quot;,&quot;page&quot;:&quot;270-275&quot;,&quot;volume&quot;:&quot;35&quot;,&quot;issue&quot;:&quot;3&quot;,&quot;source&quot;:&quot;NCBI PubMed&quot;,&quot;abstract&quot;:&quot;The present study explored the reliability and validity of a Spanish version of the Readiness to Change Questionnaire (RCQ) (12-item short form) as it might be used for opportunistic intervention. The test has three scales to allocate patients to a stage of change: pre-contemplation (P), contemplation (C) or action (A). The RCQ was translated and back-translated prior to pilot administration to 15 patients. From two settings (a general hospital ward and a primary health care centre), 201 patients were identified as excessive drinkers on the Alcohol Use Disorders Identification Test. Patients known to be alcohol-dependent and attending for alcohol-related reasons were excluded. Patients completed the RCQ. Test-retest reliability after 2 days was assessed in 35 patients. A components analysis was performed. Patients were classified on RCQ scores to a stage of change. Two experts separately interviewed the patients and made an allocation to stage of change, blind to the RCQ score. Test-retest reliability was good (P: r = 0.81; C: r = 0.87; A: r = 0.86). Within the three scales, RCQ items showed fair consistency in terms of Cronbach's alpha (P: 0.58, C: 0.75, A: 0.80). Component analysis showed that together the scales accounted for 57. 4% of the variance. The experts agreed between themselves on patients' stage of change (weighted kappa 0.92) but much less with the stage of change according to RCQ (expert A, kappa = 0.44; expert B, kappa = 0.52). Omitting patients with low consumption did not improve internal reliability, and omitting those with low educational level who might have filled in the questionnaire wrongly did not improve internal reliability or agreement between RCQ and the experts. We conclude that the Spanish RCQ did not function efficiently in a population of opportunistically identified excessive drinkers.&quot;,&quot;ISSN&quot;:&quot;0735-0414&quot;,&quot;note&quot;:&quot;PMID: 10869247&quot;,&quot;shortTitle&quot;:&quot;Readiness to change questionnaire&quot;,&quot;journalAbbreviation&quot;:&quot;Alcohol Alcohol.&quot;,&quot;language&quot;:&quot;eng&quot;,&quot;author&quot;:[{&quot;family&quot;:&quot;Rodríguez-Martos&quot;,&quot;given&quot;:&quot;A&quot;},{&quot;family&quot;:&quot;Rubio&quot;,&quot;given&quot;:&quot;G&quot;},{&quot;family&quot;:&quot;Aubà&quot;,&quot;given&quot;:&quot;J&quot;},{&quot;family&quot;:&quot;Santo-Domingo&quot;,&quot;given&quot;:&quot;J&quot;},{&quot;family&quot;:&quot;Torralba&quot;,&quot;given&quot;:&quot;L&quot;},{&quot;family&quot;:&quot;Campillo&quot;,&quot;given&quot;:&quot;M&quot;}],&quot;issued&quot;:{&quot;date-parts&quot;:[[&quot;2000&quot;,6]]},&quot;PMID&quot;:&quot;10869247&quot;}},{&quot;id&quot;:&quot;lJgjmRrM/fVsjEjSZ&quot;,&quot;uris&quot;:[&quot;http://zotero.org/users/615579/items/4T9UZVD4&quot;],&quot;uri&quot;:[&quot;http://zotero.org/users/615579/items/4T9UZVD4&quot;],&quot;itemData&quot;:{&quot;id&quot;:&quot;lJgjmRrM/fVsjEjSZ&quot;,&quot;type&quot;:&quot;article-journal&quot;,&quot;title&quot;:&quot;Development of a short 'readiness to change' questionnaire for use in brief, opportunistic interventions among excessive drinkers&quot;,&quot;container-title&quot;:&quot;British journal of addiction&quot;,&quot;page&quot;:&quot;743-754&quot;,&quot;volume&quot;:&quot;87&quot;,&quot;issue&quot;:&quot;5&quot;,&quot;source&quot;:&quot;NCBI PubMed&quot;,&quot;abstract&quot;:&quot;Excessive drinkers (141) identified in medical settings who were not seeking help for an alcohol problem completed a questionnaire based on Prochaska and DiClemente's stages of change model. Principal components analysis revealed a clear factor structure corresponding to the 'precontemplation', 'contemplation' and 'action' stages of change. On this basis, a 12-item 'Readiness to change' questionnaire was developed with satisfactory psychometric properties. As predicted, scale scores on adjacent stages of change showed significantly higher inter-correlations than scores on non-adjacent stages. Concurrent validation by comparison with subjects' choices of cartoons depicting each of the stages of change and with screening questions regarding aspects of drinking behaviour was moderate to very good. The questionnaire provides a short and convenient measure of readiness to change which may be used in conjunction with brief, opportunistic interventions with excessive drinkers.&quot;,&quot;ISSN&quot;:&quot;0952-0481&quot;,&quot;note&quot;:&quot;PMID: 1591525&quot;,&quot;journalAbbreviation&quot;:&quot;Br J Addict&quot;,&quot;language&quot;:&quot;eng&quot;,&quot;author&quot;:[{&quot;family&quot;:&quot;Rollnick&quot;,&quot;given&quot;:&quot;S&quot;},{&quot;family&quot;:&quot;Heather&quot;,&quot;given&quot;:&quot;N&quot;},{&quot;family&quot;:&quot;Gold&quot;,&quot;given&quot;:&quot;R&quot;},{&quot;family&quot;:&quot;Hall&quot;,&quot;given&quot;:&quot;W&quot;}],&quot;issued&quot;:{&quot;year&quot;:1992,&quot;month&quot;:5},&quot;PMID&quot;:&quot;1591525&quot;,&quot;page-first&quot;:&quot;743&quot;,&quot;container-title-short&quot;:&quot;Br J Addict&quot;}}],&quot;schema&quot;:&quot;https://github.com/citation-style-language/schema/raw/master/csl-citation.json&quot;} RND5a43YEC2Wm"/><text:span text:style-name="T52"> rotation, which was also used in others RCQ's validations. Cronbach's alpha </text:span><text:reference-mark-start text:name="ZOTERO_ITEM CSL_CITATION {&quot;citationID&quot;:&quot;27g96ugsh4&quot;,&quot;properties&quot;:{&quot;formattedCitation&quot;:&quot;(Cronbach, 1951)&quot;,&quot;plainCitation&quot;:&quot;(Cronbach, 1951)&quot;},&quot;citationItems&quot;:[{&quot;id&quot;:491,&quot;uris&quot;:[&quot;http://zotero.org/users/615579/items/QPJB2URS&quot;],&quot;uri&quot;:[&quot;http://zotero.org/users/615579/items/QPJB2URS&quot;],&quot;itemData&quot;:{&quot;id&quot;:491,&quot;type&quot;:&quot;article-journal&quot;,&quot;title&quot;:&quot;Coefficient alpha and the internal structure of tests&quot;,&quot;container-title&quot;:&quot;Psychometrika&quot;,&quot;page&quot;:&quot;297-334&quot;,&quot;volume&quot;:&quot;16&quot;,&quot;issue&quot;:&quot;3&quot;,&quot;DOI&quot;:&quot;10.1007/BF02310555&quot;,&quot;ISSN&quot;:&quot;0033-3123&quot;,&quot;language&quot;:&quot;English&quot;,&quot;author&quot;:[{&quot;family&quot;:&quot;Cronbach&quot;,&quot;given&quot;:&quot;LeeJ.&quot;}],&quot;issued&quot;:{&quot;date-parts&quot;:[[&quot;1951&quot;]]}}}],&quot;schema&quot;:&quot;https://github.com/citation-style-language/schema/raw/master/csl-citation.json&quot;} RNDR6cbu4zbyE"/><text:span text:style-name="T52">(Cronbach, 1951)</text:span><text:reference-mark-end text:name="ZOTERO_ITEM CSL_CITATION {&quot;citationID&quot;:&quot;27g96ugsh4&quot;,&quot;properties&quot;:{&quot;formattedCitation&quot;:&quot;(Cronbach, 1951)&quot;,&quot;plainCitation&quot;:&quot;(Cronbach, 1951)&quot;},&quot;citationItems&quot;:[{&quot;id&quot;:491,&quot;uris&quot;:[&quot;http://zotero.org/users/615579/items/QPJB2URS&quot;],&quot;uri&quot;:[&quot;http://zotero.org/users/615579/items/QPJB2URS&quot;],&quot;itemData&quot;:{&quot;id&quot;:491,&quot;type&quot;:&quot;article-journal&quot;,&quot;title&quot;:&quot;Coefficient alpha and the internal structure of tests&quot;,&quot;container-title&quot;:&quot;Psychometrika&quot;,&quot;page&quot;:&quot;297-334&quot;,&quot;volume&quot;:&quot;16&quot;,&quot;issue&quot;:&quot;3&quot;,&quot;DOI&quot;:&quot;10.1007/BF02310555&quot;,&quot;ISSN&quot;:&quot;0033-3123&quot;,&quot;language&quot;:&quot;English&quot;,&quot;author&quot;:[{&quot;family&quot;:&quot;Cronbach&quot;,&quot;given&quot;:&quot;LeeJ.&quot;}],&quot;issued&quot;:{&quot;date-parts&quot;:[[&quot;1951&quot;]]}}}],&quot;schema&quot;:&quot;https://github.com/citation-style-language/schema/raw/master/csl-citation.json&quot;} RNDR6cbu4zbyE"/><text:span text:style-name="T52"> was used to access reability of the scale. All analysis were performed using R </text:span><text:reference-mark-start text:name="ZOTERO_ITEM CSL_CITATION {&quot;citationID&quot;:&quot;1icr913nbu&quot;,&quot;properties&quot;:{&quot;formattedCitation&quot;:&quot;(R Development Core Team, 2013)&quot;,&quot;plainCitation&quot;:&quot;(R Development Core Team, 2013)&quot;},&quot;citationItems&quot;:[{&quot;id&quot;:2902,&quot;uris&quot;:[&quot;http://zotero.org/users/615579/items/W7BJTTIC&quot;],&quot;uri&quot;:[&quot;http://zotero.org/users/615579/items/W7BJTTIC&quot;],&quot;itemData&quot;:{&quot;id&quot;:2902,&quot;type&quot;:&quot;book&quot;,&quot;title&quot;:&quot;R: A language and environment for statistical   computing&quot;,&quot;publisher&quot;:&quot;R Foundation for Statistical Computing&quot;,&quot;publisher-place&quot;:&quot;Viena&quot;,&quot;event-place&quot;:&quot;Viena&quot;,&quot;URL&quot;:&quot;http://www.R-project.org&quot;,&quot;ISBN&quot;:&quot;3-900051-07-0&quot;,&quot;author&quot;:[{&quot;family&quot;:&quot;R Development Core Team&quot;,&quot;given&quot;:&quot;&quot;}],&quot;issued&quot;:{&quot;date-parts&quot;:[[&quot;2013&quot;]]}}}],&quot;schema&quot;:&quot;https://github.com/citation-style-language/schema/raw/master/csl-citation.json&quot;} RNDtq3pwcfLTT"/>(R Development Core Team, 2013)<text:reference-mark-end text:name="ZOTERO_ITEM CSL_CITATION {&quot;citationID&quot;:&quot;1icr913nbu&quot;,&quot;properties&quot;:{&quot;formattedCitation&quot;:&quot;(R Development Core Team, 2013)&quot;,&quot;plainCitation&quot;:&quot;(R Development Core Team, 2013)&quot;},&quot;citationItems&quot;:[{&quot;id&quot;:2902,&quot;uris&quot;:[&quot;http://zotero.org/users/615579/items/W7BJTTIC&quot;],&quot;uri&quot;:[&quot;http://zotero.org/users/615579/items/W7BJTTIC&quot;],&quot;itemData&quot;:{&quot;id&quot;:2902,&quot;type&quot;:&quot;book&quot;,&quot;title&quot;:&quot;R: A language and environment for statistical   computing&quot;,&quot;publisher&quot;:&quot;R Foundation for Statistical Computing&quot;,&quot;publisher-place&quot;:&quot;Viena&quot;,&quot;event-place&quot;:&quot;Viena&quot;,&quot;URL&quot;:&quot;http://www.R-project.org&quot;,&quot;ISBN&quot;:&quot;3-900051-07-0&quot;,&quot;author&quot;:[{&quot;family&quot;:&quot;R Development Core Team&quot;,&quot;given&quot;:&quot;&quot;}],&quot;issued&quot;:{&quot;date-parts&quot;:[[&quot;2013&quot;]]}}}],&quot;schema&quot;:&quot;https://github.com/citation-style-language/schema/raw/master/csl-citation.json&quot;} RNDtq3pwcfLTT"/>, <text:span text:style-name="T60">using the package “psych” </text:span><text:reference-mark-start text:name="ZOTERO_ITEM CSL_CITATION {&quot;citationID&quot;:&quot;1073iq6igd&quot;,&quot;properties&quot;:{&quot;formattedCitation&quot;:&quot;(Revelle, 2014)&quot;,&quot;plainCitation&quot;:&quot;(Revelle, 2014)&quot;},&quot;citationItems&quot;:[{&quot;id&quot;:454,&quot;uris&quot;:[&quot;http://zotero.org/users/615579/items/PJSQ6TV8&quot;],&quot;uri&quot;:[&quot;http://zotero.org/users/615579/items/PJSQ6TV8&quot;],&quot;itemData&quot;:{&quot;id&quot;:454,&quot;type&quot;:&quot;book&quot;,&quot;title&quot;:&quot;psych: Procedures for Psychological, Psychometric, and Personality Research&quot;,&quot;publisher-place&quot;:&quot;Evanston, Illinois&quot;,&quot;event-place&quot;:&quot;Evanston, Illinois&quot;,&quot;URL&quot;:&quot;http://CRAN.R-project.org/package=psych&quot;,&quot;note&quot;:&quot;R package version 1.4.2\nbibtex:&quot;,&quot;author&quot;:[{&quot;family&quot;:&quot;Revelle&quot;,&quot;given&quot;:&quot;William&quot;}],&quot;issued&quot;:{&quot;date-parts&quot;:[[&quot;2014&quot;]]}}}],&quot;schema&quot;:&quot;https://github.com/citation-style-language/schema/raw/master/csl-citation.json&quot;} RNDngSb3Cub7i"/>(Revelle, 2014)<text:reference-mark-end text:name="ZOTERO_ITEM CSL_CITATION {&quot;citationID&quot;:&quot;1073iq6igd&quot;,&quot;properties&quot;:{&quot;formattedCitation&quot;:&quot;(Revelle, 2014)&quot;,&quot;plainCitation&quot;:&quot;(Revelle, 2014)&quot;},&quot;citationItems&quot;:[{&quot;id&quot;:454,&quot;uris&quot;:[&quot;http://zotero.org/users/615579/items/PJSQ6TV8&quot;],&quot;uri&quot;:[&quot;http://zotero.org/users/615579/items/PJSQ6TV8&quot;],&quot;itemData&quot;:{&quot;id&quot;:454,&quot;type&quot;:&quot;book&quot;,&quot;title&quot;:&quot;psych: Procedures for Psychological, Psychometric, and Personality Research&quot;,&quot;publisher-place&quot;:&quot;Evanston, Illinois&quot;,&quot;event-place&quot;:&quot;Evanston, Illinois&quot;,&quot;URL&quot;:&quot;http://CRAN.R-project.org/package=psych&quot;,&quot;note&quot;:&quot;R package version 1.4.2\nbibtex:&quot;,&quot;author&quot;:[{&quot;family&quot;:&quot;Revelle&quot;,&quot;given&quot;:&quot;William&quot;}],&quot;issued&quot;:{&quot;date-parts&quot;:[[&quot;2014&quot;]]}}}],&quot;schema&quot;:&quot;https://github.com/citation-style-language/schema/raw/master/csl-citation.json&quot;} RNDngSb3Cub7i"/>. </text:p>
      <text:h text:style-name="P55" text:outline-level="1">Results</text:h>
      <text:h text:style-name="P48" text:outline-level="2">Estrutura <text:span text:style-name="T35">fatorial </text:span>da escala</text:h>
      <text:p text:style-name="P4"><text:span text:style-name="T10">A amostra foi adequada para extração de fatores segundo os critérios KMO e o teste de esfericidade de Bartlett (KMO = 0,89 e </text:span><text:span text:style-name="T12">χ</text:span><text:span text:style-name="T31">2</text:span><text:span text:style-name="T19"> de Bartlett = 1</text:span><text:span text:style-name="T20">69</text:span><text:span text:style-name="T19">,</text:span><text:span text:style-name="T20">92</text:span><text:span text:style-name="T19">, p &lt; 0,001).</text:span><text:span text:style-name="T15"> </text:span><text:span text:style-name="T18">Tanto a representação gráfica dos autovalores quanto o método </text:span><text:span text:style-name="T30">Very Simple Structure </text:span><text:reference-mark-start text:name="ZOTERO_ITEM CSL_CITATION {&quot;citationID&quot;:&quot;k2692upr0&quot;,&quot;properties&quot;:{&quot;formattedCitation&quot;:&quot;(Revelle &amp; Rocklin, 1979)&quot;,&quot;plainCitation&quot;:&quot;(Revelle &amp; Rocklin, 1979)&quot;},&quot;citationItems&quot;:[{&quot;id&quot;:555,&quot;uris&quot;:[&quot;http://zotero.org/users/615579/items/KHWBHQTF&quot;],&quot;uri&quot;:[&quot;http://zotero.org/users/615579/items/KHWBHQTF&quot;],&quot;itemData&quot;:{&quot;id&quot;:555,&quot;type&quot;:&quot;article-journal&quot;,&quot;title&quot;:&quot;Very Simple Structure: An Alternative Procedure For Estimating The Optimal Number Of Interpretable Factors&quot;,&quot;container-title&quot;:&quot;Multivariate Behavioral Research&quot;,&quot;page&quot;:&quot;403-414&quot;,&quot;volume&quot;:&quot;14&quot;,&quot;issue&quot;:&quot;4&quot;,&quot;source&quot;:&quot;Taylor and Francis+NEJM&quot;,&quot;abstract&quot;:&quot;A new procedure for determining the optimal number of interpretable factors to extract from a correlation matrix is introduced and compared to more conventional procedures. The new method evaluates the magnitude of the Very Simple Structure index of goodness of fit for factor solutions of increasing rank. The number of factors which maximizes the VSS criterion is taken as being the optimal number of factors to extract. Thirty-two artificial and two real data sets are used in order to compare this procedure with such methods as maximum likelihood, the eigenvalue greater than 1.0 rule, and comparison of the observed eigenvalues with those expected from random data.&quot;,&quot;DOI&quot;:&quot;10.1207/s15327906mbr1404_2&quot;,&quot;ISSN&quot;:&quot;0027-3171&quot;,&quot;note&quot;:&quot;bibtex: doi:10.1207/s15327906mbr1404_2&quot;,&quot;shortTitle&quot;:&quot;Very Simple Structure&quot;,&quot;author&quot;:[{&quot;family&quot;:&quot;Revelle&quot;,&quot;given&quot;:&quot;William&quot;},{&quot;family&quot;:&quot;Rocklin&quot;,&quot;given&quot;:&quot;Thomas&quot;}],&quot;issued&quot;:{&quot;date-parts&quot;:[[&quot;1979&quot;]]},&quot;accessed&quot;:{&quot;date-parts&quot;:[[&quot;2014&quot;,5,8]]}}}],&quot;schema&quot;:&quot;https://github.com/citation-style-language/schema/raw/master/csl-citation.json&quot;} RNDmogKaYN7KZ"/><text:span text:style-name="T21">(Revelle &amp; Rocklin, 1979)</text:span><text:reference-mark-end text:name="ZOTERO_ITEM CSL_CITATION {&quot;citationID&quot;:&quot;k2692upr0&quot;,&quot;properties&quot;:{&quot;formattedCitation&quot;:&quot;(Revelle &amp; Rocklin, 1979)&quot;,&quot;plainCitation&quot;:&quot;(Revelle &amp; Rocklin, 1979)&quot;},&quot;citationItems&quot;:[{&quot;id&quot;:555,&quot;uris&quot;:[&quot;http://zotero.org/users/615579/items/KHWBHQTF&quot;],&quot;uri&quot;:[&quot;http://zotero.org/users/615579/items/KHWBHQTF&quot;],&quot;itemData&quot;:{&quot;id&quot;:555,&quot;type&quot;:&quot;article-journal&quot;,&quot;title&quot;:&quot;Very Simple Structure: An Alternative Procedure For Estimating The Optimal Number Of Interpretable Factors&quot;,&quot;container-title&quot;:&quot;Multivariate Behavioral Research&quot;,&quot;page&quot;:&quot;403-414&quot;,&quot;volume&quot;:&quot;14&quot;,&quot;issue&quot;:&quot;4&quot;,&quot;source&quot;:&quot;Taylor and Francis+NEJM&quot;,&quot;abstract&quot;:&quot;A new procedure for determining the optimal number of interpretable factors to extract from a correlation matrix is introduced and compared to more conventional procedures. The new method evaluates the magnitude of the Very Simple Structure index of goodness of fit for factor solutions of increasing rank. The number of factors which maximizes the VSS criterion is taken as being the optimal number of factors to extract. Thirty-two artificial and two real data sets are used in order to compare this procedure with such methods as maximum likelihood, the eigenvalue greater than 1.0 rule, and comparison of the observed eigenvalues with those expected from random data.&quot;,&quot;DOI&quot;:&quot;10.1207/s15327906mbr1404_2&quot;,&quot;ISSN&quot;:&quot;0027-3171&quot;,&quot;note&quot;:&quot;bibtex: doi:10.1207/s15327906mbr1404_2&quot;,&quot;shortTitle&quot;:&quot;Very Simple Structure&quot;,&quot;author&quot;:[{&quot;family&quot;:&quot;Revelle&quot;,&quot;given&quot;:&quot;William&quot;},{&quot;family&quot;:&quot;Rocklin&quot;,&quot;given&quot;:&quot;Thomas&quot;}],&quot;issued&quot;:{&quot;date-parts&quot;:[[&quot;1979&quot;]]},&quot;accessed&quot;:{&quot;date-parts&quot;:[[&quot;2014&quot;,5,8]]}}}],&quot;schema&quot;:&quot;https://github.com/citation-style-language/schema/raw/master/csl-citation.json&quot;} RNDmogKaYN7KZ"/><text:span text:style-name="T18"> apontaram a existência de dois componentes. </text:span><text:span text:style-name="T23">Com exceção do item cinco, “É um desperdício de tempo pensar </text:span><text:soft-page-break/><text:span text:style-name="T23">sobre o meu consumo de álcool”, </text:span><text:span text:style-name="T24">que apresentou carga fatorial baixa, </text:span><text:span text:style-name="T23">os itens apresentaram a mesma estrutura da versão holandesa do RCQ </text:span><text:reference-mark-start text:name="ZOTERO_ITEM CSL_CITATION {&quot;citationID&quot;:&quot;tbmg9gdsc&quot;,&quot;properties&quot;:{&quot;formattedCitation&quot;:&quot;(Defuentes-Merillas et al., 2002)&quot;,&quot;plainCitation&quot;:&quot;(Defuentes-Merillas et al., 2002)&quot;},&quot;citationItems&quot;:[{&quot;id&quot;:443,&quot;uris&quot;:[&quot;http://zotero.org/users/615579/items/FM5XM4H9&quot;],&quot;uri&quot;:[&quot;http://zotero.org/users/615579/items/FM5XM4H9&quot;],&quot;itemData&quot;:{&quot;id&quot;:443,&quot;type&quot;:&quot;article-journal&quot;,&quot;title&quot;:&quot;Reliability and validity of the Dutch version of the Readiness to Change Questionnaire&quot;,&quot;container-title&quot;:&quot;Alcohol and alcoholism (Oxford, Oxfordshire)&quot;,&quot;page&quot;:&quot;93-99&quot;,&quot;volume&quot;:&quot;37&quot;,&quot;issue&quot;:&quot;1&quot;,&quot;source&quot;:&quot;NCBI PubMed&quot;,&quot;abstract&quot;:&quot;The aim of the present study was to evaluate the psychometric properties of the Dutch version of the Readiness to Change Questionnaire (RCQ-D). The subjects were 246 excessive drinkers admitted to an addiction treatment centre and 54 offenders convicted of an alcohol-related crime in The Netherlands. The factor structure of the RCQ-D for the two samples combined was found to be consistent with the three-factor structure established for the original RCQ. The reliability of the items for each scale was found to be satisfactory. Allocated stage of change showed significant differences between the different subsamples. As expected, the scale scores for adjacent stages of change showed significantly higher inter-correlations than the scale scores for non-adjacent stages. Additionally, the negatively formulated items from the pre-contemplation scale were reformulated positively and their internal consistency tested among the offender sample. The positively formulated pre-contemplation items showed a higher alpha value than the negatively formulated items. We therefore suggest that the positively formulated items should replace the negatively formulated ones.&quot;,&quot;ISSN&quot;:&quot;0735-0414&quot;,&quot;note&quot;:&quot;PMID: 11825864&quot;,&quot;journalAbbreviation&quot;:&quot;Alcohol Alcohol.&quot;,&quot;language&quot;:&quot;eng&quot;,&quot;author&quot;:[{&quot;family&quot;:&quot;Defuentes-Merillas&quot;,&quot;given&quot;:&quot;L&quot;},{&quot;family&quot;:&quot;Dejong&quot;,&quot;given&quot;:&quot;C A J&quot;},{&quot;family&quot;:&quot;Schippers&quot;,&quot;given&quot;:&quot;G M&quot;}],&quot;issued&quot;:{&quot;date-parts&quot;:[[&quot;2002&quot;,2]]},&quot;PMID&quot;:&quot;11825864&quot;}}],&quot;schema&quot;:&quot;https://github.com/citation-style-language/schema/raw/master/csl-citation.json&quot;} RNDQ5jwPyWSQJ"/><text:span text:style-name="T23">(Defuentes-Merillas et al., 2002)</text:span><text:reference-mark-end text:name="ZOTERO_ITEM CSL_CITATION {&quot;citationID&quot;:&quot;tbmg9gdsc&quot;,&quot;properties&quot;:{&quot;formattedCitation&quot;:&quot;(Defuentes-Merillas et al., 2002)&quot;,&quot;plainCitation&quot;:&quot;(Defuentes-Merillas et al., 2002)&quot;},&quot;citationItems&quot;:[{&quot;id&quot;:443,&quot;uris&quot;:[&quot;http://zotero.org/users/615579/items/FM5XM4H9&quot;],&quot;uri&quot;:[&quot;http://zotero.org/users/615579/items/FM5XM4H9&quot;],&quot;itemData&quot;:{&quot;id&quot;:443,&quot;type&quot;:&quot;article-journal&quot;,&quot;title&quot;:&quot;Reliability and validity of the Dutch version of the Readiness to Change Questionnaire&quot;,&quot;container-title&quot;:&quot;Alcohol and alcoholism (Oxford, Oxfordshire)&quot;,&quot;page&quot;:&quot;93-99&quot;,&quot;volume&quot;:&quot;37&quot;,&quot;issue&quot;:&quot;1&quot;,&quot;source&quot;:&quot;NCBI PubMed&quot;,&quot;abstract&quot;:&quot;The aim of the present study was to evaluate the psychometric properties of the Dutch version of the Readiness to Change Questionnaire (RCQ-D). The subjects were 246 excessive drinkers admitted to an addiction treatment centre and 54 offenders convicted of an alcohol-related crime in The Netherlands. The factor structure of the RCQ-D for the two samples combined was found to be consistent with the three-factor structure established for the original RCQ. The reliability of the items for each scale was found to be satisfactory. Allocated stage of change showed significant differences between the different subsamples. As expected, the scale scores for adjacent stages of change showed significantly higher inter-correlations than the scale scores for non-adjacent stages. Additionally, the negatively formulated items from the pre-contemplation scale were reformulated positively and their internal consistency tested among the offender sample. The positively formulated pre-contemplation items showed a higher alpha value than the negatively formulated items. We therefore suggest that the positively formulated items should replace the negatively formulated ones.&quot;,&quot;ISSN&quot;:&quot;0735-0414&quot;,&quot;note&quot;:&quot;PMID: 11825864&quot;,&quot;journalAbbreviation&quot;:&quot;Alcohol Alcohol.&quot;,&quot;language&quot;:&quot;eng&quot;,&quot;author&quot;:[{&quot;family&quot;:&quot;Defuentes-Merillas&quot;,&quot;given&quot;:&quot;L&quot;},{&quot;family&quot;:&quot;Dejong&quot;,&quot;given&quot;:&quot;C A J&quot;},{&quot;family&quot;:&quot;Schippers&quot;,&quot;given&quot;:&quot;G M&quot;}],&quot;issued&quot;:{&quot;date-parts&quot;:[[&quot;2002&quot;,2]]},&quot;PMID&quot;:&quot;11825864&quot;}}],&quot;schema&quot;:&quot;https://github.com/citation-style-language/schema/raw/master/csl-citation.json&quot;} RNDQ5jwPyWSQJ"/><text:span text:style-name="T23">. </text:span><text:span text:style-name="T24">Os dados do modelo da análise de componentes sem o item 5 são apresentados na tabela 2. </text:span><text:span text:style-name="T22">A porcentagem da variância explicada acumulada para os dois componentes </text:span><text:span text:style-name="T23">foi de </text:span><text:span text:style-name="T24">70</text:span><text:span text:style-name="T23">% (Fator 1 = </text:span><text:span text:style-name="T24">46</text:span><text:span text:style-name="T23">% e Fator 2 = </text:span><text:span text:style-name="T24">24</text:span><text:span text:style-name="T23">%). <text:s/></text:span></text:p>
      <text:p text:style-name="P1"><text:span text:style-name="T25">E</text:span><text:span text:style-name="T26">mbora o modelo Transteórico de Mudança de comportamentos de Prochaska e DiClemente </text:span><text:reference-mark-start text:name="ZOTERO_ITEM CSL_CITATION {&quot;citationID&quot;:&quot;2l73sm47b8&quot;,&quot;properties&quot;:{&quot;formattedCitation&quot;:&quot;(1982)&quot;,&quot;plainCitation&quot;:&quot;(1982)&quot;},&quot;citationItems&quot;:[{&quot;id&quot;:289,&quot;uris&quot;:[&quot;http://zotero.org/users/615579/items/32CBKAVE&quot;],&quot;uri&quot;:[&quot;http://zotero.org/users/615579/items/32CBKAVE&quot;],&quot;itemData&quot;:{&quot;id&quot;:289,&quot;type&quot;:&quot;article-journal&quot;,&quot;title&quot;:&quot;Transtheoretical therapy: Toward a more integrative model of change&quot;,&quot;container-title&quot;:&quot;Psychotherapy: Theory, Research &amp; Practice&quot;,&quot;page&quot;:&quot;276-288&quot;,&quot;volume&quot;:&quot;19&quot;,&quot;issue&quot;:&quot;3&quot;,&quot;source&quot;:&quot;APA PsycNET&quot;,&quot;abstract&quot;:&quot;Offers transtheoretical therapy as one alternative when seeking a synthesis for the increasing proliferation of therapeutic systems. From a comparative analysis of 18 leading systems, 5 basic processes of change were identified by the present 1st author (1979). They are consciousness raising (feedback, education), conditional stimuli (counterconditioning, stimulus control), catharsis (corrective emotional experiences, dramatic relief), choosing (self-liberation, social liberation), and contingency control (reevaluation, contingency management). Each process can be applied at the level of either the individual's experience or environment. The present authors (see record 1982-31158-001) have identified the following stages of change: contemplation, termination, action, and maintenance. The verbal processes of change—consciousness raising, catharsis, and choosing—are most important during the 1st 2 stages, while behavior therapies (conditional stimuli and contingency control) are needed once a commitment is made. It is suggested that in the transtheoretical model, cognitive restructuring is seen as the result of the individual effectively applying the appropriate processes of change during each of the appropriate stages of change. (27 ref)&quot;,&quot;DOI&quot;:&quot;10.1037/h0088437&quot;,&quot;ISSN&quot;:&quot;0033-3204(Print)&quot;,&quot;shortTitle&quot;:&quot;Transtheoretical therapy&quot;,&quot;author&quot;:[{&quot;family&quot;:&quot;Prochaska&quot;,&quot;given&quot;:&quot;James O.&quot;},{&quot;family&quot;:&quot;DiClemente&quot;,&quot;given&quot;:&quot;Carlo C.&quot;}],&quot;issued&quot;:{&quot;date-parts&quot;:[[&quot;1982&quot;]]}},&quot;suppress-author&quot;:true}],&quot;schema&quot;:&quot;https://github.com/citation-style-language/schema/raw/master/csl-citation.json&quot;} RNDycCY0f4WEl"/>(1982) <text:reference-mark-end text:name="ZOTERO_ITEM CSL_CITATION {&quot;citationID&quot;:&quot;2l73sm47b8&quot;,&quot;properties&quot;:{&quot;formattedCitation&quot;:&quot;(1982)&quot;,&quot;plainCitation&quot;:&quot;(1982)&quot;},&quot;citationItems&quot;:[{&quot;id&quot;:289,&quot;uris&quot;:[&quot;http://zotero.org/users/615579/items/32CBKAVE&quot;],&quot;uri&quot;:[&quot;http://zotero.org/users/615579/items/32CBKAVE&quot;],&quot;itemData&quot;:{&quot;id&quot;:289,&quot;type&quot;:&quot;article-journal&quot;,&quot;title&quot;:&quot;Transtheoretical therapy: Toward a more integrative model of change&quot;,&quot;container-title&quot;:&quot;Psychotherapy: Theory, Research &amp; Practice&quot;,&quot;page&quot;:&quot;276-288&quot;,&quot;volume&quot;:&quot;19&quot;,&quot;issue&quot;:&quot;3&quot;,&quot;source&quot;:&quot;APA PsycNET&quot;,&quot;abstract&quot;:&quot;Offers transtheoretical therapy as one alternative when seeking a synthesis for the increasing proliferation of therapeutic systems. From a comparative analysis of 18 leading systems, 5 basic processes of change were identified by the present 1st author (1979). They are consciousness raising (feedback, education), conditional stimuli (counterconditioning, stimulus control), catharsis (corrective emotional experiences, dramatic relief), choosing (self-liberation, social liberation), and contingency control (reevaluation, contingency management). Each process can be applied at the level of either the individual's experience or environment. The present authors (see record 1982-31158-001) have identified the following stages of change: contemplation, termination, action, and maintenance. The verbal processes of change—consciousness raising, catharsis, and choosing—are most important during the 1st 2 stages, while behavior therapies (conditional stimuli and contingency control) are needed once a commitment is made. It is suggested that in the transtheoretical model, cognitive restructuring is seen as the result of the individual effectively applying the appropriate processes of change during each of the appropriate stages of change. (27 ref)&quot;,&quot;DOI&quot;:&quot;10.1037/h0088437&quot;,&quot;ISSN&quot;:&quot;0033-3204(Print)&quot;,&quot;shortTitle&quot;:&quot;Transtheoretical therapy&quot;,&quot;author&quot;:[{&quot;family&quot;:&quot;Prochaska&quot;,&quot;given&quot;:&quot;James O.&quot;},{&quot;family&quot;:&quot;DiClemente&quot;,&quot;given&quot;:&quot;Carlo C.&quot;}],&quot;issued&quot;:{&quot;date-parts&quot;:[[&quot;1982&quot;]]}},&quot;suppress-author&quot;:true}],&quot;schema&quot;:&quot;https://github.com/citation-style-language/schema/raw/master/csl-citation.json&quot;} RNDycCY0f4WEl"/><text:span text:style-name="T40">diferencie os estágios de Pré-Contemplação e Contemplação, a estrutura fatorial do instrumento revelou que estes estágios compõem somente um componente, o que sugere um contínuo no escore de Contemplação. Ou seja, um escore elevado no fator pontuação significa maior Contemplação e escores menores Pré-contemplação. Resultado diferente dos estudos de validação do RCQ-12 em outros países </text:span><text:reference-mark-start text:name="ZOTERO_ITEM CSL_CITATION {&quot;citationID&quot;:&quot;MzYWK2L2&quot;,&quot;properties&quot;:{&quot;formattedCitation&quot;:&quot;{\\rtf (Defuentes-Merillas et al., 2002; Heather &amp; Stephen, 1993; Rodr\\uc0\\u237{}guez-Martos et al., 2000; Rollnick et al., 1992)}&quot;,&quot;plainCitation&quot;:&quot;(Defuentes-Merillas et al., 2002; Heather &amp; Stephen, 1993; Rodríguez-Martos et al., 2000; Rollnick et al., 1992)&quot;},&quot;citationItems&quot;:[{&quot;id&quot;:443,&quot;uris&quot;:[&quot;http://zotero.org/users/615579/items/FM5XM4H9&quot;],&quot;uri&quot;:[&quot;http://zotero.org/users/615579/items/FM5XM4H9&quot;],&quot;itemData&quot;:{&quot;id&quot;:443,&quot;type&quot;:&quot;article-journal&quot;,&quot;title&quot;:&quot;Reliability and validity of the Dutch version of the Readiness to Change Questionnaire&quot;,&quot;container-title&quot;:&quot;Alcohol and alcoholism (Oxford, Oxfordshire)&quot;,&quot;page&quot;:&quot;93-99&quot;,&quot;volume&quot;:&quot;37&quot;,&quot;issue&quot;:&quot;1&quot;,&quot;source&quot;:&quot;NCBI PubMed&quot;,&quot;abstract&quot;:&quot;The aim of the present study was to evaluate the psychometric properties of the Dutch version of the Readiness to Change Questionnaire (RCQ-D). The subjects were 246 excessive drinkers admitted to an addiction treatment centre and 54 offenders convicted of an alcohol-related crime in The Netherlands. The factor structure of the RCQ-D for the two samples combined was found to be consistent with the three-factor structure established for the original RCQ. The reliability of the items for each scale was found to be satisfactory. Allocated stage of change showed significant differences between the different subsamples. As expected, the scale scores for adjacent stages of change showed significantly higher inter-correlations than the scale scores for non-adjacent stages. Additionally, the negatively formulated items from the pre-contemplation scale were reformulated positively and their internal consistency tested among the offender sample. The positively formulated pre-contemplation items showed a higher alpha value than the negatively formulated items. We therefore suggest that the positively formulated items should replace the negatively formulated ones.&quot;,&quot;ISSN&quot;:&quot;0735-0414&quot;,&quot;note&quot;:&quot;PMID: 11825864&quot;,&quot;journalAbbreviation&quot;:&quot;Alcohol Alcohol.&quot;,&quot;language&quot;:&quot;eng&quot;,&quot;author&quot;:[{&quot;family&quot;:&quot;Defuentes-Merillas&quot;,&quot;given&quot;:&quot;L&quot;},{&quot;family&quot;:&quot;Dejong&quot;,&quot;given&quot;:&quot;C A J&quot;},{&quot;family&quot;:&quot;Schippers&quot;,&quot;given&quot;:&quot;G M&quot;}],&quot;issued&quot;:{&quot;date-parts&quot;:[[&quot;2002&quot;,2]]},&quot;PMID&quot;:&quot;11825864&quot;}},{&quot;id&quot;:553,&quot;uris&quot;:[&quot;http://zotero.org/users/615579/items/9IS96HJJ&quot;],&quot;uri&quot;:[&quot;http://zotero.org/users/615579/items/9IS96HJJ&quot;],&quot;itemData&quot;:{&quot;id&quot;:553,&quot;type&quot;:&quot;report&quot;,&quot;title&quot;:&quot;Readiness to change questionnaire: users manual&quot;,&quot;publisher&quot;:&quot;National Drug and Alcohol Research Centre&quot;,&quot;page&quot;:&quot;29&quot;,&quot;URL&quot;:&quot;http://ndarc.med.unsw.edu.au/sites/default/files/ndarc/resources/TR.019.pdf&quot;,&quot;language&quot;:&quot;en&quot;,&quot;author&quot;:[{&quot;family&quot;:&quot;Heather&quot;,&quot;given&quot;:&quot;Nick&quot;},{&quot;family&quot;:&quot;Stephen&quot;,&quot;given&quot;:&quot;Rollnick&quot;}],&quot;issued&quot;:{&quot;date-parts&quot;:[[&quot;1993&quot;]]}}},{&quot;id&quot;:439,&quot;uris&quot;:[&quot;http://zotero.org/users/615579/items/W974VHIH&quot;],&quot;uri&quot;:[&quot;http://zotero.org/users/615579/items/W974VHIH&quot;],&quot;itemData&quot;:{&quot;id&quot;:439,&quot;type&quot;:&quot;article-journal&quot;,&quot;title&quot;:&quot;Readiness to change questionnaire: reliability study of its Spanish version&quot;,&quot;container-title&quot;:&quot;Alcohol and alcoholism (Oxford, Oxfordshire)&quot;,&quot;page&quot;:&quot;270-275&quot;,&quot;volume&quot;:&quot;35&quot;,&quot;issue&quot;:&quot;3&quot;,&quot;source&quot;:&quot;NCBI PubMed&quot;,&quot;abstract&quot;:&quot;The present study explored the reliability and validity of a Spanish version of the Readiness to Change Questionnaire (RCQ) (12-item short form) as it might be used for opportunistic intervention. The test has three scales to allocate patients to a stage of change: pre-contemplation (P), contemplation (C) or action (A). The RCQ was translated and back-translated prior to pilot administration to 15 patients. From two settings (a general hospital ward and a primary health care centre), 201 patients were identified as excessive drinkers on the Alcohol Use Disorders Identification Test. Patients known to be alcohol-dependent and attending for alcohol-related reasons were excluded. Patients completed the RCQ. Test-retest reliability after 2 days was assessed in 35 patients. A components analysis was performed. Patients were classified on RCQ scores to a stage of change. Two experts separately interviewed the patients and made an allocation to stage of change, blind to the RCQ score. Test-retest reliability was good (P: r = 0.81; C: r = 0.87; A: r = 0.86). Within the three scales, RCQ items showed fair consistency in terms of Cronbach's alpha (P: 0.58, C: 0.75, A: 0.80). Component analysis showed that together the scales accounted for 57. 4% of the variance. The experts agreed between themselves on patients' stage of change (weighted kappa 0.92) but much less with the stage of change according to RCQ (expert A, kappa = 0.44; expert B, kappa = 0.52). Omitting patients with low consumption did not improve internal reliability, and omitting those with low educational level who might have filled in the questionnaire wrongly did not improve internal reliability or agreement between RCQ and the experts. We conclude that the Spanish RCQ did not function efficiently in a population of opportunistically identified excessive drinkers.&quot;,&quot;ISSN&quot;:&quot;0735-0414&quot;,&quot;note&quot;:&quot;PMID: 10869247&quot;,&quot;shortTitle&quot;:&quot;Readiness to change questionnaire&quot;,&quot;journalAbbreviation&quot;:&quot;Alcohol Alcohol.&quot;,&quot;language&quot;:&quot;eng&quot;,&quot;author&quot;:[{&quot;family&quot;:&quot;Rodríguez-Martos&quot;,&quot;given&quot;:&quot;A&quot;},{&quot;family&quot;:&quot;Rubio&quot;,&quot;given&quot;:&quot;G&quot;},{&quot;family&quot;:&quot;Aubà&quot;,&quot;given&quot;:&quot;J&quot;},{&quot;family&quot;:&quot;Santo-Domingo&quot;,&quot;given&quot;:&quot;J&quot;},{&quot;family&quot;:&quot;Torralba&quot;,&quot;given&quot;:&quot;L&quot;},{&quot;family&quot;:&quot;Campillo&quot;,&quot;given&quot;:&quot;M&quot;}],&quot;issued&quot;:{&quot;date-parts&quot;:[[&quot;2000&quot;,6]]},&quot;PMID&quot;:&quot;10869247&quot;}},{&quot;id&quot;:&quot;RcouBAn5/y4UNgOED&quot;,&quot;uris&quot;:[&quot;http://zotero.org/users/615579/items/4T9UZVD4&quot;],&quot;uri&quot;:[&quot;http://zotero.org/users/615579/items/4T9UZVD4&quot;],&quot;itemData&quot;:{&quot;id&quot;:&quot;RcouBAn5/y4UNgOED&quot;,&quot;type&quot;:&quot;article-journal&quot;,&quot;title&quot;:&quot;Development of a short 'readiness to change' questionnaire for use in brief, opportunistic interventions among excessive drinkers&quot;,&quot;container-title&quot;:&quot;British journal of addiction&quot;,&quot;page&quot;:&quot;743-754&quot;,&quot;volume&quot;:&quot;87&quot;,&quot;issue&quot;:&quot;5&quot;,&quot;source&quot;:&quot;NCBI PubMed&quot;,&quot;abstract&quot;:&quot;Excessive drinkers (141) identified in medical settings who were not seeking help for an alcohol problem completed a questionnaire based on Prochaska and DiClemente's stages of change model. Principal components analysis revealed a clear factor structure corresponding to the 'precontemplation', 'contemplation' and 'action' stages of change. On this basis, a 12-item 'Readiness to change' questionnaire was developed with satisfactory psychometric properties. As predicted, scale scores on adjacent stages of change showed significantly higher inter-correlations than scores on non-adjacent stages. Concurrent validation by comparison with subjects' choices of cartoons depicting each of the stages of change and with screening questions regarding aspects of drinking behaviour was moderate to very good. The questionnaire provides a short and convenient measure of readiness to change which may be used in conjunction with brief, opportunistic interventions with excessive drinkers.&quot;,&quot;ISSN&quot;:&quot;0952-0481&quot;,&quot;note&quot;:&quot;PMID: 1591525&quot;,&quot;journalAbbreviation&quot;:&quot;Br J Addict&quot;,&quot;language&quot;:&quot;eng&quot;,&quot;author&quot;:[{&quot;family&quot;:&quot;Rollnick&quot;,&quot;given&quot;:&quot;S&quot;},{&quot;family&quot;:&quot;Heather&quot;,&quot;given&quot;:&quot;N&quot;},{&quot;family&quot;:&quot;Gold&quot;,&quot;given&quot;:&quot;R&quot;},{&quot;family&quot;:&quot;Hall&quot;,&quot;given&quot;:&quot;W&quot;}],&quot;issued&quot;:{&quot;year&quot;:1992,&quot;month&quot;:5},&quot;PMID&quot;:&quot;1591525&quot;,&quot;page-first&quot;:&quot;743&quot;,&quot;container-title-short&quot;:&quot;Br J Addict&quot;}}],&quot;schema&quot;:&quot;https://github.com/citation-style-language/schema/raw/master/csl-citation.json&quot;} RNDAb8TARq59B"/><text:span text:style-name="T41">(Defuentes-Merillas et al., 2002; Heather &amp; Stephen, 1993; Rodríguez-Martos et al., 2000; Rollnick et al., 1992)</text:span><text:reference-mark-end text:name="ZOTERO_ITEM CSL_CITATION {&quot;citationID&quot;:&quot;MzYWK2L2&quot;,&quot;properties&quot;:{&quot;formattedCitation&quot;:&quot;{\\rtf (Defuentes-Merillas et al., 2002; Heather &amp; Stephen, 1993; Rodr\\uc0\\u237{}guez-Martos et al., 2000; Rollnick et al., 1992)}&quot;,&quot;plainCitation&quot;:&quot;(Defuentes-Merillas et al., 2002; Heather &amp; Stephen, 1993; Rodríguez-Martos et al., 2000; Rollnick et al., 1992)&quot;},&quot;citationItems&quot;:[{&quot;id&quot;:443,&quot;uris&quot;:[&quot;http://zotero.org/users/615579/items/FM5XM4H9&quot;],&quot;uri&quot;:[&quot;http://zotero.org/users/615579/items/FM5XM4H9&quot;],&quot;itemData&quot;:{&quot;id&quot;:443,&quot;type&quot;:&quot;article-journal&quot;,&quot;title&quot;:&quot;Reliability and validity of the Dutch version of the Readiness to Change Questionnaire&quot;,&quot;container-title&quot;:&quot;Alcohol and alcoholism (Oxford, Oxfordshire)&quot;,&quot;page&quot;:&quot;93-99&quot;,&quot;volume&quot;:&quot;37&quot;,&quot;issue&quot;:&quot;1&quot;,&quot;source&quot;:&quot;NCBI PubMed&quot;,&quot;abstract&quot;:&quot;The aim of the present study was to evaluate the psychometric properties of the Dutch version of the Readiness to Change Questionnaire (RCQ-D). The subjects were 246 excessive drinkers admitted to an addiction treatment centre and 54 offenders convicted of an alcohol-related crime in The Netherlands. The factor structure of the RCQ-D for the two samples combined was found to be consistent with the three-factor structure established for the original RCQ. The reliability of the items for each scale was found to be satisfactory. Allocated stage of change showed significant differences between the different subsamples. As expected, the scale scores for adjacent stages of change showed significantly higher inter-correlations than the scale scores for non-adjacent stages. Additionally, the negatively formulated items from the pre-contemplation scale were reformulated positively and their internal consistency tested among the offender sample. The positively formulated pre-contemplation items showed a higher alpha value than the negatively formulated items. We therefore suggest that the positively formulated items should replace the negatively formulated ones.&quot;,&quot;ISSN&quot;:&quot;0735-0414&quot;,&quot;note&quot;:&quot;PMID: 11825864&quot;,&quot;journalAbbreviation&quot;:&quot;Alcohol Alcohol.&quot;,&quot;language&quot;:&quot;eng&quot;,&quot;author&quot;:[{&quot;family&quot;:&quot;Defuentes-Merillas&quot;,&quot;given&quot;:&quot;L&quot;},{&quot;family&quot;:&quot;Dejong&quot;,&quot;given&quot;:&quot;C A J&quot;},{&quot;family&quot;:&quot;Schippers&quot;,&quot;given&quot;:&quot;G M&quot;}],&quot;issued&quot;:{&quot;date-parts&quot;:[[&quot;2002&quot;,2]]},&quot;PMID&quot;:&quot;11825864&quot;}},{&quot;id&quot;:553,&quot;uris&quot;:[&quot;http://zotero.org/users/615579/items/9IS96HJJ&quot;],&quot;uri&quot;:[&quot;http://zotero.org/users/615579/items/9IS96HJJ&quot;],&quot;itemData&quot;:{&quot;id&quot;:553,&quot;type&quot;:&quot;report&quot;,&quot;title&quot;:&quot;Readiness to change questionnaire: users manual&quot;,&quot;publisher&quot;:&quot;National Drug and Alcohol Research Centre&quot;,&quot;page&quot;:&quot;29&quot;,&quot;URL&quot;:&quot;http://ndarc.med.unsw.edu.au/sites/default/files/ndarc/resources/TR.019.pdf&quot;,&quot;language&quot;:&quot;en&quot;,&quot;author&quot;:[{&quot;family&quot;:&quot;Heather&quot;,&quot;given&quot;:&quot;Nick&quot;},{&quot;family&quot;:&quot;Stephen&quot;,&quot;given&quot;:&quot;Rollnick&quot;}],&quot;issued&quot;:{&quot;date-parts&quot;:[[&quot;1993&quot;]]}}},{&quot;id&quot;:439,&quot;uris&quot;:[&quot;http://zotero.org/users/615579/items/W974VHIH&quot;],&quot;uri&quot;:[&quot;http://zotero.org/users/615579/items/W974VHIH&quot;],&quot;itemData&quot;:{&quot;id&quot;:439,&quot;type&quot;:&quot;article-journal&quot;,&quot;title&quot;:&quot;Readiness to change questionnaire: reliability study of its Spanish version&quot;,&quot;container-title&quot;:&quot;Alcohol and alcoholism (Oxford, Oxfordshire)&quot;,&quot;page&quot;:&quot;270-275&quot;,&quot;volume&quot;:&quot;35&quot;,&quot;issue&quot;:&quot;3&quot;,&quot;source&quot;:&quot;NCBI PubMed&quot;,&quot;abstract&quot;:&quot;The present study explored the reliability and validity of a Spanish version of the Readiness to Change Questionnaire (RCQ) (12-item short form) as it might be used for opportunistic intervention. The test has three scales to allocate patients to a stage of change: pre-contemplation (P), contemplation (C) or action (A). The RCQ was translated and back-translated prior to pilot administration to 15 patients. From two settings (a general hospital ward and a primary health care centre), 201 patients were identified as excessive drinkers on the Alcohol Use Disorders Identification Test. Patients known to be alcohol-dependent and attending for alcohol-related reasons were excluded. Patients completed the RCQ. Test-retest reliability after 2 days was assessed in 35 patients. A components analysis was performed. Patients were classified on RCQ scores to a stage of change. Two experts separately interviewed the patients and made an allocation to stage of change, blind to the RCQ score. Test-retest reliability was good (P: r = 0.81; C: r = 0.87; A: r = 0.86). Within the three scales, RCQ items showed fair consistency in terms of Cronbach's alpha (P: 0.58, C: 0.75, A: 0.80). Component analysis showed that together the scales accounted for 57. 4% of the variance. The experts agreed between themselves on patients' stage of change (weighted kappa 0.92) but much less with the stage of change according to RCQ (expert A, kappa = 0.44; expert B, kappa = 0.52). Omitting patients with low consumption did not improve internal reliability, and omitting those with low educational level who might have filled in the questionnaire wrongly did not improve internal reliability or agreement between RCQ and the experts. We conclude that the Spanish RCQ did not function efficiently in a population of opportunistically identified excessive drinkers.&quot;,&quot;ISSN&quot;:&quot;0735-0414&quot;,&quot;note&quot;:&quot;PMID: 10869247&quot;,&quot;shortTitle&quot;:&quot;Readiness to change questionnaire&quot;,&quot;journalAbbreviation&quot;:&quot;Alcohol Alcohol.&quot;,&quot;language&quot;:&quot;eng&quot;,&quot;author&quot;:[{&quot;family&quot;:&quot;Rodríguez-Martos&quot;,&quot;given&quot;:&quot;A&quot;},{&quot;family&quot;:&quot;Rubio&quot;,&quot;given&quot;:&quot;G&quot;},{&quot;family&quot;:&quot;Aubà&quot;,&quot;given&quot;:&quot;J&quot;},{&quot;family&quot;:&quot;Santo-Domingo&quot;,&quot;given&quot;:&quot;J&quot;},{&quot;family&quot;:&quot;Torralba&quot;,&quot;given&quot;:&quot;L&quot;},{&quot;family&quot;:&quot;Campillo&quot;,&quot;given&quot;:&quot;M&quot;}],&quot;issued&quot;:{&quot;date-parts&quot;:[[&quot;2000&quot;,6]]},&quot;PMID&quot;:&quot;10869247&quot;}},{&quot;id&quot;:&quot;RcouBAn5/y4UNgOED&quot;,&quot;uris&quot;:[&quot;http://zotero.org/users/615579/items/4T9UZVD4&quot;],&quot;uri&quot;:[&quot;http://zotero.org/users/615579/items/4T9UZVD4&quot;],&quot;itemData&quot;:{&quot;id&quot;:&quot;RcouBAn5/y4UNgOED&quot;,&quot;type&quot;:&quot;article-journal&quot;,&quot;title&quot;:&quot;Development of a short 'readiness to change' questionnaire for use in brief, opportunistic interventions among excessive drinkers&quot;,&quot;container-title&quot;:&quot;British journal of addiction&quot;,&quot;page&quot;:&quot;743-754&quot;,&quot;volume&quot;:&quot;87&quot;,&quot;issue&quot;:&quot;5&quot;,&quot;source&quot;:&quot;NCBI PubMed&quot;,&quot;abstract&quot;:&quot;Excessive drinkers (141) identified in medical settings who were not seeking help for an alcohol problem completed a questionnaire based on Prochaska and DiClemente's stages of change model. Principal components analysis revealed a clear factor structure corresponding to the 'precontemplation', 'contemplation' and 'action' stages of change. On this basis, a 12-item 'Readiness to change' questionnaire was developed with satisfactory psychometric properties. As predicted, scale scores on adjacent stages of change showed significantly higher inter-correlations than scores on non-adjacent stages. Concurrent validation by comparison with subjects' choices of cartoons depicting each of the stages of change and with screening questions regarding aspects of drinking behaviour was moderate to very good. The questionnaire provides a short and convenient measure of readiness to change which may be used in conjunction with brief, opportunistic interventions with excessive drinkers.&quot;,&quot;ISSN&quot;:&quot;0952-0481&quot;,&quot;note&quot;:&quot;PMID: 1591525&quot;,&quot;journalAbbreviation&quot;:&quot;Br J Addict&quot;,&quot;language&quot;:&quot;eng&quot;,&quot;author&quot;:[{&quot;family&quot;:&quot;Rollnick&quot;,&quot;given&quot;:&quot;S&quot;},{&quot;family&quot;:&quot;Heather&quot;,&quot;given&quot;:&quot;N&quot;},{&quot;family&quot;:&quot;Gold&quot;,&quot;given&quot;:&quot;R&quot;},{&quot;family&quot;:&quot;Hall&quot;,&quot;given&quot;:&quot;W&quot;}],&quot;issued&quot;:{&quot;year&quot;:1992,&quot;month&quot;:5},&quot;PMID&quot;:&quot;1591525&quot;,&quot;page-first&quot;:&quot;743&quot;,&quot;container-title-short&quot;:&quot;Br J Addict&quot;}}],&quot;schema&quot;:&quot;https://github.com/citation-style-language/schema/raw/master/csl-citation.json&quot;} RNDAb8TARq59B"/>. </text:p>
      <text:p text:style-name="P1"/>
      <text:p text:style-name="P5">Confiabilidade</text:p>
      <text:p text:style-name="P6"><text:span text:style-name="T25">O alfa de Cronbach </text:span><text:span text:style-name="T26">da versão com 11 itens </text:span><text:span text:style-name="T25">foi de 0,</text:span><text:span text:style-name="T28">88</text:span><text:span text:style-name="T25"> (IC95% = 0,8</text:span><text:span text:style-name="T28">5</text:span><text:span text:style-name="T25"> – 0,9</text:span><text:span text:style-name="T28">0</text:span><text:span text:style-name="T25">)</text:span><text:span text:style-name="T28"> e de para os fatores Contemplação 0,93 </text:span><text:span text:style-name="T25">(IC95% = 0,</text:span><text:span text:style-name="T28">90</text:span><text:span text:style-name="T25"> – 0,9</text:span><text:span text:style-name="T28">5</text:span><text:span text:style-name="T25">) </text:span><text:span text:style-name="T28">e Ação 0,79 </text:span><text:span text:style-name="T25">(IC95% = 0,</text:span><text:span text:style-name="T28">73</text:span><text:span text:style-name="T25"> – 0,</text:span><text:span text:style-name="T28">84</text:span><text:span text:style-name="T25">). </text:span><text:span text:style-name="T28">Para o fator contemplação apresentou valores superiores aos estudos de validação em holandês (</text:span><text:span text:style-name="T3">α</text:span><text:span text:style-name="T42">pré-contemplação</text:span><text:span text:style-name="T28"> = 0,68; </text:span><text:span text:style-name="T3">α</text:span><text:span text:style-name="T42">contemplação </text:span><text:span text:style-name="T28">= 0,70), espanhol (</text:span><text:span text:style-name="T3">α</text:span><text:span text:style-name="T42">pré-contemplação </text:span><text:span text:style-name="T28">= 0,58; </text:span><text:span text:style-name="T3">α</text:span><text:span text:style-name="T42">contemplação </text:span><text:span text:style-name="T28">= 0,</text:span><text:span text:style-name="T29">75</text:span><text:span text:style-name="T28">) e a versão original ( </text:span><text:span text:style-name="T3">α</text:span><text:span text:style-name="T42">pré-contemplação</text:span><text:span text:style-name="T28"> = 0,73; </text:span><text:span text:style-name="T3">α</text:span><text:span text:style-name="T42">contemplação</text:span><text:span text:style-name="T28"> = 0,</text:span><text:span text:style-name="T29">80</text:span><text:span text:style-name="T28">). </text:span><text:span text:style-name="T29">Para o fator ação, o valor foi inferior ao encontrado na validação holandesa (</text:span><text:span text:style-name="T3">α</text:span><text:span text:style-name="T43">ação </text:span><text:span text:style-name="T28">= 0,</text:span><text:span text:style-name="T29">81), espanhola (</text:span><text:span text:style-name="T3">α</text:span><text:span text:style-name="T43">ação </text:span><text:span text:style-name="T28">= 0,</text:span><text:span text:style-name="T29">80) e o estudo original (</text:span><text:span text:style-name="T3">α</text:span><text:span text:style-name="T43">ação </text:span><text:span text:style-name="T28">= 0,</text:span><text:span text:style-name="T29">85).</text:span></text:p>
      <text:p text:style-name="P59"/>
      <text:p text:style-name="P60"><text:span text:style-name="T15">Tabela </text:span><text:span text:style-name="T27">X</text:span><text:span text:style-name="T15"> – Média, desvio padrão, alfa de Cronbach e correlações entre os componentes do RCQ.</text:span></text:p>
      <table:table table:name="Tabela1" table:style-name="Tabela1">
        <table:table-column table:style-name="Tabela1.A"/>
        <table:table-column table:style-name="Tabela1.B" table:number-columns-repeated="6"/>
        <table:table-row>
          <table:table-cell table:style-name="Tabela1.A1" office:value-type="string">
            <text:p text:style-name="P23"/>
          </table:table-cell>
          <table:table-cell table:style-name="Tabela1.A1" office:value-type="string">
            <text:p text:style-name="P24">Média</text:p>
          </table:table-cell>
          <table:table-cell table:style-name="Tabela1.A1" office:value-type="string">
            <text:p text:style-name="P24">DP</text:p>
          </table:table-cell>
          <table:table-cell table:style-name="Tabela1.A1" office:value-type="string">
            <text:p text:style-name="P24">Alfa</text:p>
          </table:table-cell>
          <table:table-cell table:style-name="Tabela1.A1" office:value-type="string">
            <text:p text:style-name="P24">PC</text:p>
          </table:table-cell>
          <table:table-cell table:style-name="Tabela1.A1" office:value-type="string">
            <text:p text:style-name="P24">C</text:p>
          </table:table-cell>
          <table:table-cell table:style-name="Tabela1.A1" office:value-type="string">
            <text:p text:style-name="P24">A</text:p>
          </table:table-cell>
        </table:table-row>
        <table:table-row>
          <table:table-cell table:style-name="Tabela1.A2" office:value-type="string">
            <text:p text:style-name="P26">Pré contemplação</text:p>
          </table:table-cell>
          <table:table-cell table:style-name="Tabela1.A2" office:value-type="string">
            <text:p text:style-name="P28">6,60</text:p>
          </table:table-cell>
          <table:table-cell table:style-name="Tabela1.A2" office:value-type="string">
            <text:p text:style-name="P29">3,<text:span text:style-name="T39">17</text:span></text:p>
          </table:table-cell>
          <table:table-cell table:style-name="Tabela1.A2" office:value-type="string">
            <text:p text:style-name="P29">0,<text:span text:style-name="T39">82</text:span></text:p>
          </table:table-cell>
          <table:table-cell table:style-name="Tabela1.A2" office:value-type="string">
            <text:p text:style-name="P24">-</text:p>
          </table:table-cell>
          <table:table-cell table:style-name="Tabela1.A2" office:value-type="string">
            <text:p text:style-name="P24">-0,<text:span text:style-name="T39">77</text:span></text:p>
          </table:table-cell>
          <table:table-cell table:style-name="Tabela1.A2" office:value-type="string">
            <text:p text:style-name="P24">-0,<text:span text:style-name="T39">11</text:span></text:p>
          </table:table-cell>
        </table:table-row>
        <table:table-row>
          <table:table-cell table:style-name="Tabela1.A2" office:value-type="string">
            <text:p text:style-name="P26">Contemplação</text:p>
          </table:table-cell>
          <table:table-cell table:style-name="Tabela1.A2" office:value-type="string">
            <text:p text:style-name="P28">14,81</text:p>
          </table:table-cell>
          <table:table-cell table:style-name="Tabela1.A2" office:value-type="string">
            <text:p text:style-name="P28">4,47</text:p>
          </table:table-cell>
          <table:table-cell table:style-name="Tabela1.A2" office:value-type="string">
            <text:p text:style-name="P29">0,88</text:p>
          </table:table-cell>
          <table:table-cell table:style-name="Tabela1.A2" office:value-type="string">
            <text:p text:style-name="P24">*</text:p>
          </table:table-cell>
          <table:table-cell table:style-name="Tabela1.A2" office:value-type="string">
            <text:p text:style-name="P24">-</text:p>
          </table:table-cell>
          <table:table-cell table:style-name="Tabela1.A2" office:value-type="string">
            <text:p text:style-name="P24">-0,<text:span text:style-name="T39">11</text:span></text:p>
          </table:table-cell>
        </table:table-row>
        <table:table-row>
          <table:table-cell table:style-name="Tabela1.A4" office:value-type="string">
            <text:p text:style-name="P26">Ação</text:p>
          </table:table-cell>
          <table:table-cell table:style-name="Tabela1.A4" office:value-type="string">
            <text:p text:style-name="P28">13,33</text:p>
          </table:table-cell>
          <table:table-cell table:style-name="Tabela1.A4" office:value-type="string">
            <text:p text:style-name="P28">3,87</text:p>
          </table:table-cell>
          <table:table-cell table:style-name="Tabela1.A4" office:value-type="string">
            <text:p text:style-name="P29">0,<text:span text:style-name="T39">88</text:span></text:p>
          </table:table-cell>
          <table:table-cell table:style-name="Tabela1.A4" office:value-type="string">
            <text:p text:style-name="P30">*</text:p>
          </table:table-cell>
          <table:table-cell table:style-name="Tabela1.A4" office:value-type="string">
            <text:p text:style-name="P30">*</text:p>
          </table:table-cell>
          <table:table-cell table:style-name="Tabela1.A4" office:value-type="string">
            <text:p text:style-name="P24">-</text:p>
          </table:table-cell>
        </table:table-row>
      </table:table>
      <text:p text:style-name="P9">* <text:span text:style-name="T38">p &lt; 0,001; PC – pré-contemplação; C – contemplação, A – ação.</text:span></text:p>
      <text:p text:style-name="P4"/>
      <text:p text:style-name="P4"><text:span text:style-name="T15">As médias dos fatores somados, desvio padrão, alfa de Cronbach e </text:span><text:span text:style-name="T25">e coeficientes de correlação de Kendall</text:span><text:span text:style-name="T15"> entre os fatores são apresentados na tabela </text:span><text:span text:style-name="T25">2</text:span><text:span text:style-name="T15">.</text:span></text:p>
      <text:p text:style-name="P10"/>
      <text:h text:style-name="P53" text:outline-level="2">Análise dos itens</text:h>
      <text:p text:style-name="P15"><text:span text:style-name="T58">Table</text:span> <text:span text:style-name="T58">1</text:span> – <text:span text:style-name="T58">Sample demographic characteristics </text:span></text:p>
      <text:p text:style-name="P12"/>
      <table:table table:name="Tabela3" table:style-name="Tabela3">
        <table:table-column table:style-name="Tabela3.A"/>
        <table:table-column table:style-name="Tabela3.B"/>
        <table:table-row>
          <table:table-cell table:style-name="Tabela3.A1" office:value-type="string">
            <text:p text:style-name="P35">Items</text:p>
          </table:table-cell>
          <table:table-cell table:style-name="Tabela3.A1" office:value-type="string">
            <text:p text:style-name="P25">%</text:p>
          </table:table-cell>
        </table:table-row>
        <table:table-row>
          <table:table-cell table:style-name="Tabela3.A2" office:value-type="string">
            <text:p text:style-name="P35">Education</text:p>
          </table:table-cell>
          <table:table-cell table:style-name="Tabela3.A2" office:value-type="string">
            <text:p text:style-name="P25"/>
          </table:table-cell>
        </table:table-row>
        <table:table-row>
          <table:table-cell table:style-name="Tabela3.A2" office:value-type="string">
            <text:p text:style-name="P27"><text:s text:c="3"/><text:span text:style-name="T58">College</text:span></text:p>
          </table:table-cell>
          <table:table-cell table:style-name="Tabela3.A2" office:value-type="string">
            <text:p text:style-name="P34">72.1</text:p>
          </table:table-cell>
        </table:table-row>
        <table:table-row>
          <table:table-cell table:style-name="Tabela3.A2" office:value-type="string">
            <text:p text:style-name="P27"><text:s text:c="3"/><text:span text:style-name="T58">High school</text:span></text:p>
          </table:table-cell>
          <table:table-cell table:style-name="Tabela3.A2" office:value-type="string">
            <text:p text:style-name="P34">25.3</text:p>
          </table:table-cell>
        </table:table-row>
        <table:table-row>
          <table:table-cell table:style-name="Tabela3.A2" office:value-type="string">
            <text:p text:style-name="P27"><text:s text:c="3"/><text:span text:style-name="T58">Elementary</text:span></text:p>
          </table:table-cell>
          <table:table-cell table:style-name="Tabela3.A2" office:value-type="string">
            <text:p text:style-name="P34">2.6</text:p>
          </table:table-cell>
        </table:table-row>
        <table:table-row>
          <table:table-cell table:style-name="Tabela3.A2" office:value-type="string">
            <text:p text:style-name="P33"><text:span text:style-name="T58">Employment</text:span>?</text:p>
          </table:table-cell>
          <table:table-cell table:style-name="Tabela3.A2" office:value-type="string">
            <text:p text:style-name="P34"/>
          </table:table-cell>
        </table:table-row>
        <table:table-row>
          <table:table-cell table:style-name="Tabela3.A2" office:value-type="string">
            <text:p text:style-name="P33"><text:s text:c="3"/><text:span text:style-name="T58">Yes</text:span></text:p>
          </table:table-cell>
          <table:table-cell table:style-name="Tabela3.A2" office:value-type="string">
            <text:p text:style-name="P34">84.1</text:p>
          </table:table-cell>
        </table:table-row>
        <table:table-row>
          <table:table-cell table:style-name="Tabela3.A2" office:value-type="string">
            <text:p text:style-name="P33"><text:s text:c="3"/><text:span text:style-name="T58">No</text:span></text:p>
          </table:table-cell>
          <table:table-cell table:style-name="Tabela3.A2" office:value-type="string">
            <text:p text:style-name="P34">15.9</text:p>
          </table:table-cell>
        </table:table-row>
        <table:table-row>
          <table:table-cell table:style-name="Tabela3.A2" office:value-type="string">
            <text:p text:style-name="P35">Brazil's region</text:p>
          </table:table-cell>
          <table:table-cell table:style-name="Tabela3.A2" office:value-type="string">
            <text:p text:style-name="P34"/>
          </table:table-cell>
        </table:table-row>
        <table:table-row>
          <table:table-cell table:style-name="Tabela3.A2" office:value-type="string">
            <text:p text:style-name="P33"><text:s text:c="3"/><text:span text:style-name="T58">Southeast</text:span></text:p>
          </table:table-cell>
          <table:table-cell table:style-name="Tabela3.A2" office:value-type="string">
            <text:p text:style-name="P34">49.0</text:p>
          </table:table-cell>
        </table:table-row>
        <table:table-row>
          <table:table-cell table:style-name="Tabela3.A2" office:value-type="string">
            <text:p text:style-name="P33"><text:s text:c="3"/><text:span text:style-name="T58">Northeast</text:span></text:p>
          </table:table-cell>
          <table:table-cell table:style-name="Tabela3.A2" office:value-type="string">
            <text:p text:style-name="P34">22.0</text:p>
          </table:table-cell>
        </table:table-row>
        <table:table-row>
          <table:table-cell table:style-name="Tabela3.A2" office:value-type="string">
            <text:p text:style-name="P33"><text:s text:c="3"/><text:span text:style-name="T58">South</text:span></text:p>
          </table:table-cell>
          <table:table-cell table:style-name="Tabela3.A2" office:value-type="string">
            <text:p text:style-name="P34">17.1</text:p>
          </table:table-cell>
        </table:table-row>
        <table:table-row>
          <table:table-cell table:style-name="Tabela3.A2" office:value-type="string">
            <text:p text:style-name="P33"><text:s text:c="3"/><text:span text:style-name="T58">Middle-west</text:span></text:p>
          </table:table-cell>
          <table:table-cell table:style-name="Tabela3.A2" office:value-type="string">
            <text:p text:style-name="P34">11.1</text:p>
          </table:table-cell>
        </table:table-row>
        <table:table-row>
          <table:table-cell table:style-name="Tabela3.A2" office:value-type="string">
            <text:p text:style-name="P33"><text:s text:c="3"/><text:span text:style-name="T58">North</text:span></text:p>
          </table:table-cell>
          <table:table-cell table:style-name="Tabela3.A2" office:value-type="string">
            <text:p text:style-name="P34">0.09</text:p>
          </table:table-cell>
        </table:table-row>
        <table:table-row>
          <table:table-cell table:style-name="Tabela3.A2" office:value-type="string">
            <text:p text:style-name="P31">AUDIT <text:span text:style-name="T58">Classification</text:span></text:p>
          </table:table-cell>
          <table:table-cell table:style-name="Tabela3.A2" office:value-type="string">
            <text:p text:style-name="P34"/>
          </table:table-cell>
        </table:table-row>
        <table:table-row>
          <table:table-cell table:style-name="Tabela3.A2" office:value-type="string">
            <text:p text:style-name="P31"><text:s text:c="3"/><text:span text:style-name="T58">Dependence</text:span></text:p>
          </table:table-cell>
          <table:table-cell table:style-name="Tabela3.A2" office:value-type="string">
            <text:p text:style-name="P32">33.9</text:p>
          </table:table-cell>
        </table:table-row>
        <table:table-row>
          <table:table-cell table:style-name="Tabela3.A2" office:value-type="string">
            <text:p text:style-name="P31"><text:s text:c="3"/><text:span text:style-name="T58">Low risk</text:span></text:p>
          </table:table-cell>
          <table:table-cell table:style-name="Tabela3.A2" office:value-type="string">
            <text:p text:style-name="P32">31.7</text:p>
          </table:table-cell>
        </table:table-row>
        <table:table-row>
          <table:table-cell table:style-name="Tabela3.A2" office:value-type="string">
            <text:p text:style-name="P31"><text:s text:c="3"/><text:span text:style-name="T58">At risk</text:span></text:p>
          </table:table-cell>
          <table:table-cell table:style-name="Tabela3.A2" office:value-type="string">
            <text:p text:style-name="P32">22.3</text:p>
          </table:table-cell>
        </table:table-row>
        <table:table-row>
          <table:table-cell table:style-name="Tabela3.A19" office:value-type="string">
            <text:p text:style-name="P31"><text:s text:c="3"/><text:span text:style-name="T58">High risk</text:span></text:p>
          </table:table-cell>
          <table:table-cell table:style-name="Tabela3.A19" office:value-type="string">
            <text:p text:style-name="P32">0.11</text:p>
          </table:table-cell>
        </table:table-row>
      </table:table>
      <text:p text:style-name="P14"/>
      <text:p text:style-name="P17"><text:span text:style-name="T14">T</text:span><text:span text:style-name="T13">abela 2 – Carga</text:span><text:span text:style-name="T17">s fatoriais*</text:span><text:span text:style-name="T13"> d</text:span><text:span text:style-name="T16">os itens </text:span><text:span text:style-name="T17">com a</text:span><text:span text:style-name="T16"> rotação “Varimax” separada p</text:span><text:span text:style-name="T17">elos componentes</text:span><text:span text:style-name="T16">.</text:span></text:p>
      <table:table table:name="Tabela2" table:style-name="Tabela2">
        <table:table-column table:style-name="Tabela2.A"/>
        <table:table-column table:style-name="Tabela2.B"/>
        <table:table-column table:style-name="Tabela2.C"/>
        <table:table-column table:style-name="Tabela2.D"/>
        <table:table-row>
          <table:table-cell table:style-name="Tabela2.A1" office:value-type="string">
            <text:p text:style-name="P36"/>
          </table:table-cell>
          <table:table-cell table:style-name="Tabela2.A1" table:number-columns-spanned="2" office:value-type="string">
            <text:p text:style-name="P39">Componente<text:span text:style-name="T32">s**</text:span></text:p>
          </table:table-cell>
          <table:covered-table-cell/>
          <table:table-cell table:style-name="Tabela2.A1" office:value-type="string">
            <text:p text:style-name="P40"/>
          </table:table-cell>
        </table:table-row>
        <table:table-row>
          <table:table-cell table:style-name="Tabela2.A2" office:value-type="string">
            <text:p text:style-name="P37">Itens</text:p>
          </table:table-cell>
          <table:table-cell table:style-name="Tabela2.A2" office:value-type="string">
            <text:p text:style-name="P42">PC (+) e C(-)</text:p>
          </table:table-cell>
          <table:table-cell table:style-name="Tabela2.A2" office:value-type="string">
            <text:p text:style-name="P43">Ação</text:p>
          </table:table-cell>
          <table:table-cell table:style-name="Tabela2.A2" office:value-type="string">
            <text:p text:style-name="P40">h2</text:p>
          </table:table-cell>
        </table:table-row>
        <table:table-row>
          <table:table-cell table:style-name="Tabela2.A3" office:value-type="string">
            <text:p text:style-name="P36">01. Eu acho que bebo demais</text:p>
          </table:table-cell>
          <table:table-cell table:style-name="Tabela2.A3" office:value-type="string">
            <text:p text:style-name="P44">-0,8<text:span text:style-name="T36">6</text:span></text:p>
          </table:table-cell>
          <table:table-cell table:style-name="Tabela2.A3" office:value-type="string">
            <text:p text:style-name="P44"/>
          </table:table-cell>
          <table:table-cell table:style-name="Tabela2.A3" office:value-type="string">
            <text:p text:style-name="P45">0,76</text:p>
          </table:table-cell>
        </table:table-row>
        <table:table-row>
          <table:table-cell table:style-name="Tabela2.A3" office:value-type="string">
            <text:p text:style-name="P41">02. Estou tentando beber menos do que costumava beber</text:p>
          </table:table-cell>
          <table:table-cell table:style-name="Tabela2.A3" office:value-type="string">
            <text:p text:style-name="P45">0,49</text:p>
          </table:table-cell>
          <table:table-cell table:style-name="Tabela2.A3" office:value-type="string">
            <text:p text:style-name="P45">0,5<text:span text:style-name="T37">6</text:span></text:p>
          </table:table-cell>
          <table:table-cell table:style-name="Tabela2.A3" office:value-type="string">
            <text:p text:style-name="P45">0,56</text:p>
          </table:table-cell>
        </table:table-row>
        <table:table-row>
          <table:table-cell table:style-name="Tabela2.A3" office:value-type="string">
            <text:p text:style-name="P38">03. <text:span text:style-name="T13">Eu gosto de beber, mas às vezes eu bebo demais</text:span></text:p>
          </table:table-cell>
          <table:table-cell table:style-name="Tabela2.A3" office:value-type="string">
            <text:p text:style-name="P44">0,8<text:span text:style-name="T36">5</text:span></text:p>
          </table:table-cell>
          <table:table-cell table:style-name="Tabela2.A3" office:value-type="string">
            <text:p text:style-name="P46"/>
          </table:table-cell>
          <table:table-cell table:style-name="Tabela2.A3" office:value-type="string">
            <text:p text:style-name="P45">0,7<text:span text:style-name="T37">4</text:span></text:p>
          </table:table-cell>
        </table:table-row>
        <table:table-row>
          <table:table-cell table:style-name="Tabela2.A3" office:value-type="string">
            <text:p text:style-name="P38">04. <text:span text:style-name="T13">Às vezes eu acho que deveria reduzir o meu consumo de álcool</text:span></text:p>
          </table:table-cell>
          <table:table-cell table:style-name="Tabela2.A3" office:value-type="string">
            <text:p text:style-name="P44">0,8<text:span text:style-name="T33">4</text:span></text:p>
          </table:table-cell>
          <table:table-cell table:style-name="Tabela2.A3" office:value-type="string">
            <text:p text:style-name="P44"/>
          </table:table-cell>
          <table:table-cell table:style-name="Tabela2.A3" office:value-type="string">
            <text:p text:style-name="P45">0,76</text:p>
          </table:table-cell>
        </table:table-row>
        <table:table-row>
          <table:table-cell table:style-name="Tabela2.A3" office:value-type="string">
            <text:p text:style-name="P38">06. <text:span text:style-name="T13">Eu mudei recentemente meus hábitos de consumo</text:span></text:p>
          </table:table-cell>
          <table:table-cell table:style-name="Tabela2.A3" office:value-type="string">
            <text:p text:style-name="P47"/>
          </table:table-cell>
          <table:table-cell table:style-name="Tabela2.A3" office:value-type="string">
            <text:p text:style-name="P44">0,8<text:span text:style-name="T36">2</text:span></text:p>
          </table:table-cell>
          <table:table-cell table:style-name="Tabela2.A3" office:value-type="string">
            <text:p text:style-name="P45">0,68</text:p>
          </table:table-cell>
        </table:table-row>
        <table:table-row>
          <table:table-cell table:style-name="Tabela2.A3" office:value-type="string">
            <text:p text:style-name="P38">07. <text:span text:style-name="T13">Qualquer pessoa pode falar sobre querer fazer algo relacionado ao consumo de álcool, mas eu estou realmente fazendo algo sobre isso</text:span></text:p>
          </table:table-cell>
          <table:table-cell table:style-name="Tabela2.A3" office:value-type="string">
            <text:p text:style-name="P47"/>
          </table:table-cell>
          <table:table-cell table:style-name="Tabela2.A3" office:value-type="string">
            <text:p text:style-name="P44">0,<text:span text:style-name="T33">76</text:span></text:p>
          </table:table-cell>
          <table:table-cell table:style-name="Tabela2.A3" office:value-type="string">
            <text:p text:style-name="P45">0,59</text:p>
          </table:table-cell>
        </table:table-row>
        <table:table-row>
          <table:table-cell table:style-name="Tabela2.A3" office:value-type="string">
            <text:p text:style-name="P41">08. Eu estou em um momento em que eu deveria pensar em beber menos álcool</text:p>
          </table:table-cell>
          <table:table-cell table:style-name="Tabela2.A3" office:value-type="string">
            <text:p text:style-name="P45">0,83</text:p>
          </table:table-cell>
          <table:table-cell table:style-name="Tabela2.A3" office:value-type="string">
            <text:p text:style-name="P44"/>
          </table:table-cell>
          <table:table-cell table:style-name="Tabela2.A3" office:value-type="string">
            <text:p text:style-name="P45">0,72</text:p>
          </table:table-cell>
        </table:table-row>
        <table:table-row>
          <table:table-cell table:style-name="Tabela2.A3" office:value-type="string">
            <text:p text:style-name="P38">09. <text:span text:style-name="T13">Algumas vezes, meu consumo é um problema</text:span></text:p>
          </table:table-cell>
          <table:table-cell table:style-name="Tabela2.A3" office:value-type="string">
            <text:p text:style-name="P44">0,8<text:span text:style-name="T36">2</text:span></text:p>
          </table:table-cell>
          <table:table-cell table:style-name="Tabela2.A3" office:value-type="string">
            <text:p text:style-name="P47"/>
          </table:table-cell>
          <table:table-cell table:style-name="Tabela2.A3" office:value-type="string">
            <text:p text:style-name="P45">0,6<text:span text:style-name="T37">8</text:span></text:p>
          </table:table-cell>
        </table:table-row>
        <table:table-row>
          <table:table-cell table:style-name="Tabela2.A3" office:value-type="string">
            <text:p text:style-name="P38">10. <text:span text:style-name="T13">Sinto necessidade de pensar em mudar minha maneira de beber</text:span></text:p>
          </table:table-cell>
          <table:table-cell table:style-name="Tabela2.A3" office:value-type="string">
            <text:p text:style-name="P44">-0,8<text:span text:style-name="T36">6</text:span></text:p>
          </table:table-cell>
          <table:table-cell table:style-name="Tabela2.A3" office:value-type="string">
            <text:p text:style-name="P44"/>
          </table:table-cell>
          <table:table-cell table:style-name="Tabela2.A3" office:value-type="string">
            <text:p text:style-name="P45">0,79</text:p>
          </table:table-cell>
        </table:table-row>
        <table:table-row>
          <table:table-cell table:style-name="Tabela2.A3" office:value-type="string">
            <text:p text:style-name="P38">11. <text:span text:style-name="T13">Atualmente, eu de fato estou mudando meus hábitos de consumo</text:span></text:p>
          </table:table-cell>
          <table:table-cell table:style-name="Tabela2.A3" office:value-type="string">
            <text:p text:style-name="P47"/>
          </table:table-cell>
          <table:table-cell table:style-name="Tabela2.A3" office:value-type="string">
            <text:p text:style-name="P44">0,8<text:span text:style-name="T36">8</text:span></text:p>
          </table:table-cell>
          <table:table-cell table:style-name="Tabela2.A3" office:value-type="string">
            <text:p text:style-name="P45">0,78</text:p>
          </table:table-cell>
        </table:table-row>
        <table:table-row>
          <table:table-cell table:style-name="Tabela2.A2" office:value-type="string">
            <text:p text:style-name="P38">12. <text:span text:style-name="T13">Beber menos álcool poderia me beneficiar</text:span></text:p>
          </table:table-cell>
          <table:table-cell table:style-name="Tabela2.A2" office:value-type="string">
            <text:p text:style-name="P44">-0,7<text:span text:style-name="T37">4</text:span></text:p>
          </table:table-cell>
          <table:table-cell table:style-name="Tabela2.A2" office:value-type="string">
            <text:p text:style-name="P44"/>
          </table:table-cell>
          <table:table-cell table:style-name="Tabela2.A2" office:value-type="string">
            <text:p text:style-name="P45">0,64</text:p>
          </table:table-cell>
        </table:table-row>
      </table:table>
      <text:p text:style-name="P18">* <text:span text:style-name="T32">Cargas fatoriais menores que 0,3 omitidas. ** PC – Pré-contemplação e C – Contemplação.</text:span></text:p>
      <text:p text:style-name="P19"/>
      <text:p text:style-name="P20"/>
      <text:p text:style-name="P21">rcq$scorePc <text:s/>&lt;- rcq$rcq_1 + rcq$rcq_5 + rcq$rcq_10 + rcq$rcq_12</text:p>
      <text:p text:style-name="P21">rcq$scoreC &lt;- rcq$rcq_3 + rcq$rcq_4 + rcq$rcq_8 + rcq$rcq_9</text:p>
      <text:p text:style-name="P21">rcq$scoreA <text:s/>&lt;- rcq$rcq_2 + rcq$rcq_6 + rcq$rcq_7 + rcq$rcq_11</text:p>
      <text:p text:style-name="P19"/>
      <text:p text:style-name="P19"/>
      <text:p text:style-name="P22"><text:span text:style-name="T34">C</text:span>ontemplação – 03, 04, 08, 09 - OK</text:p>
      <text:p text:style-name="P22"><text:span text:style-name="T34">Pré-</text:span>Contemplação – 01,10,12*</text:p>
      <text:p text:style-name="P22">Ação – 02,06,07,11 – OK</text:p>
      <text:p text:style-name="P22"/>
      <text:p text:style-name="P11"/>
      <text:p text:style-name="P16"/>
      <text:h text:style-name="P56" text:outline-level="1">Referências</text:h>
      <text:section text:style-name="Sect1" text:name="ZOTERO_BIBL {&quot;custom&quot;:[]} CSL_BIBLIOGRAPHY RNDvzHUfgxu3c">
        <text:p text:style-name="Bibliography_20_1">Cronbach, L. (1951). Coefficient alpha and the internal structure of tests. <text:span text:style-name="T6">Psychometrika</text:span><text:span text:style-name="T8">, </text:span><text:span text:style-name="T6">16</text:span><text:span text:style-name="T8">(3), 297–334. doi:10.1007/BF02310555</text:span></text:p>
        <text:p text:style-name="Bibliography_20_1"><text:span text:style-name="T8">Defuentes-Merillas, L., Dejong, C. A. J., &amp; Schippers, G. M. (2002). Reliability and validity of the Dutch version of the Readiness to Change Questionnaire. </text:span><text:span text:style-name="T6">Alcohol and Alcoholism (Oxford, Oxfordshire)</text:span><text:span text:style-name="T8">, </text:span><text:span text:style-name="T6">37</text:span><text:span text:style-name="T8">(1), 93–99.</text:span></text:p>
        <text:p text:style-name="Bibliography_20_1"><text:span text:style-name="T8">Heather, N., &amp; Stephen, R. (1993). </text:span><text:span text:style-name="T6">Readiness to change questionnaire: users manual</text:span><text:span text:style-name="T8"> (p. 29). National Drug and Alcohol Research Centre. Recuperado de http://ndarc.med.unsw.edu.au/sites/default/files/ndarc/resources/TR.019.pdf</text:span></text:p>
        <text:p text:style-name="Bibliography_20_1"><text:span text:style-name="T8">Horn, J. L. (1965). A rationale and test for the number of factors in factor analysis. </text:span><text:span text:style-name="T6">Psychometrika</text:span><text:span text:style-name="T8">, </text:span><text:span text:style-name="T6">30</text:span><text:span text:style-name="T8">(2), 179–185. doi:10.1007/BF02289447</text:span></text:p>
        <text:p text:style-name="Bibliography_20_1"><text:span text:style-name="T8">Lima, C. T., Freire, A. C. C., Silva, A. P. B., Teixeira, R. M., Farrell, M., &amp; Prince, M. (2005). Concurrent and Construct Validity of the Audit in an Urban Brazilian Sample. </text:span><text:span text:style-name="T6">Alcohol and Alcoholism</text:span><text:span text:style-name="T8">, </text:span><text:span text:style-name="T6">40</text:span><text:span text:style-name="T8">(6), 584–589. doi:10.1093/alcalc/agh202</text:span></text:p>
        <text:p text:style-name="Bibliography_20_1"><text:span text:style-name="T8">Meneses-Gaya, C. de, Zuardi, A. W., Loureiro, S. R., &amp; Crippa, J. A. S. (2009). Alcohol Use Disorders Identification Test (AUDIT): an updated systematic review of psychometric properties. </text:span><text:span text:style-name="T6">Psychology &amp;amp; Neuroscience</text:span><text:span text:style-name="T8">, </text:span><text:span text:style-name="T6">2</text:span><text:span text:style-name="T8">(1), 83–97. doi:10.3922/j.psns.2009.1.12</text:span></text:p>
        <text:p text:style-name="Bibliography_20_1"><text:span text:style-name="T8">Prochaska, J. O., &amp; DiClemente, C. C. (1982). Transtheoretical therapy: Toward a more integrative model of change. </text:span><text:span text:style-name="T6">Psychotherapy: Theory, Research &amp; Practice</text:span><text:span text:style-name="T8">, </text:span><text:span text:style-name="T6">19</text:span><text:span text:style-name="T8">(3), 276–288. doi:10.1037/h0088437</text:span></text:p>
        <text:p text:style-name="Bibliography_20_1"><text:span text:style-name="T8">R Development Core Team. (2013). </text:span><text:span text:style-name="T6">R: A language and environment for statistical <text:s text:c="2"/>computing</text:span><text:span text:style-name="T8">. Viena: R Foundation for Statistical Computing. Recuperado de http://www.R-project.org</text:span></text:p>
        <text:p text:style-name="Bibliography_20_1"><text:span text:style-name="T8">Revelle, W. (2014). </text:span><text:span text:style-name="T6">psych: Procedures for Psychological, Psychometric, and Personality Research</text:span><text:span text:style-name="T8">. Evanston, Illinois. Recuperado de http://CRAN.R-project.org/package=psych</text:span></text:p>
        <text:p text:style-name="Bibliography_20_1"><text:span text:style-name="T8">Revelle, W., &amp; Rocklin, T. (1979). Very Simple Structure: An Alternative Procedure For Estimating The Optimal Number Of Interpretable Factors. </text:span><text:span text:style-name="T6">Multivariate Behavioral Research</text:span><text:span text:style-name="T8">, </text:span><text:span text:style-name="T6">14</text:span><text:span text:style-name="T8">(4), 403–414. doi:10.1207/s15327906mbr1404_2</text:span></text:p>
        <text:p text:style-name="Bibliography_20_1"><text:span text:style-name="T8">Rodríguez-Martos, A., Rubio, G., Aubà, J., Santo-Domingo, J., Torralba, L., &amp; Campillo, M. (2000). Readiness to change questionnaire: reliability study of its Spanish version. </text:span><text:span text:style-name="T6">Alcohol </text:span><text:soft-page-break/><text:span text:style-name="T6">and Alcoholism (Oxford, Oxfordshire)</text:span><text:span text:style-name="T8">, </text:span><text:span text:style-name="T6">35</text:span><text:span text:style-name="T8">(3), 270–275.</text:span></text:p>
        <text:p text:style-name="Bibliography_20_1"><text:span text:style-name="T8">Rollnick, S., Heather, N., Gold, R., &amp; Hall, W. (1992). Development of a short “readiness to change” questionnaire for use in brief, opportunistic interventions among excessive drinkers. </text:span><text:span text:style-name="T6">British Journal of Addiction</text:span><text:span text:style-name="T8">, </text:span><text:span text:style-name="T6">87</text:span><text:span text:style-name="T8">(5), 743–754.</text:span></text:p>
        <text:p text:style-name="Bibliography_20_1"><text:span text:style-name="T8">Rosseel, Y. (2012). lavaan: An R Package for Structural Equation Modeling. </text:span><text:span text:style-name="T6">Journal of Statistical Software</text:span><text:span text:style-name="T8">, </text:span><text:span text:style-name="T6">48</text:span><text:span text:style-name="T8">(2), 1–36.</text:span></text:p>
        <text:p text:style-name="Bibliography_20_1"><text:span text:style-name="T8">Santos, W. S. dos, Gouveia, V. V., Fernandes, D. P., Souza, S. S. B. de, &amp; Grangeiro, A. S. de M. (2012). Alcohol Use Disorder Identification Test (AUDIT): exploring its psychometric parameters. </text:span><text:span text:style-name="T6">Jornal Brasileiro de Psiquiatria</text:span><text:span text:style-name="T8">, </text:span><text:span text:style-name="T6">61</text:span><text:span text:style-name="T8">(3), 117–123. doi:10.1590/S0047-20852012000300001</text:span></text:p>
      </text:section>
      <text:p text:style-name="P22"/>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Times New Roman2" svg:font-family="'Times New Roman'" style:font-family-generic="roman"/>
    <style:font-face style:name="Times New Roman3" svg:font-family="'Times New Roman'" style:font-adornments="Regular" style:font-family-generic="roman"/>
    <style:font-face style:name="DejaVu Sans Mono" svg:font-family="'DejaVu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pt" fo:country="B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style:page-number="auto"/>
      <style:text-properties style:font-name="Times New Roman1" fo:font-family="'Times New Roman'" style:font-style-name="Regular" style:font-family-generic="roman" style:font-pitch="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Times New Roman1" fo:font-family="'Times New Roman'" style:font-style-name="Regular" style:font-family-generic="roman" style:font-pitch="variable" fo:font-size="12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style:contextual-spacing="false" fo:line-height="150%" style:page-number="auto"/>
      <style:text-properties style:font-name="Times New Roman1" fo:font-family="'Times New Roman'" style:font-style-name="Regular" style:font-family-generic="roman" style:font-pitch="variable"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Lohit Hindi2" style:font-family-complex="'Lohit Hindi'"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2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2pt" fo:font-style="italic" fo:font-weight="normal"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ibliography_20_1" style:display-name="Bibliography 1" style:family="paragraph" style:parent-style-name="Index" style:class="index">
      <style:paragraph-properties fo:margin-left="1.27cm" fo:margin-right="0cm" fo:margin-top="0cm" fo:margin-bottom="0cm" style:contextual-spacing="false" style:line-height-at-least="0.847cm" fo:text-indent="-1.27cm" style:auto-text-indent="false">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P Gomide</meta:initial-creator>
    <meta:creation-date>2014-02-14T10:51:36.585050934</meta:creation-date>
    <dc:date>2014-05-30T11:12:55.837470146</dc:date>
    <meta:editing-duration>PT8H28M38S</meta:editing-duration>
    <meta:editing-cycles>16</meta:editing-cycles>
    <meta:generator>LibreOffice/4.2.3.3$Linux_X86_64 LibreOffice_project/420m0$Build-3</meta:generator>
    <meta:document-statistic meta:table-count="3" meta:image-count="0" meta:object-count="0" meta:page-count="9" meta:paragraph-count="154" meta:word-count="1611" meta:character-count="10650" meta:non-whitespace-character-count="9129"/>
    <meta:user-defined meta:name="ZOTERO_PREF_1">&lt;data data-version="3" zotero-version="4.0.20.2"&gt;&lt;session id="lJgjmRrM"/&gt;&lt;style id="http://www.zotero.org/styles/apa" hasBibliography="1" bibliographyStyleHasBeenSet="1"/&gt;&lt;prefs&gt;&lt;pref name="fieldType" value="ReferenceMark"/&gt;&lt;pref name="storeReferences" va</meta:user-defined>
    <meta:user-defined meta:name="ZOTERO_PREF_2">lue="true"/&gt;&lt;pref name="automaticJournalAbbreviations" value="true"/&gt;&lt;pref name="noteType" value="0"/&gt;&lt;/prefs&gt;&lt;/data&gt;</meta:user-defined>
  </office:meta>
</office:document-meta>
</file>